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ormal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Arial5" svg:font-family="Arial" style:font-family-generic="swiss"/>
    <style:font-face style:name="Arial6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822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2.3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top" draw:auto-grow-height="false" fo:min-height="13.65cm" fo:min-width="6.6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cm" draw:marker-end-width="0cm" draw:fill="solid" draw:fill-color="#ffffff" draw:textarea-horizontal-align="justify" draw:textarea-vertical-align="middle" draw:auto-grow-height="false" fo:min-height="11.25cm" fo:min-width="1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1cm" svg:stroke-color="#000000" draw:marker-start-width="0cm" draw:marker-end-width="0cm" draw:fill="solid" draw:fill-color="#ffffff" draw:textarea-horizontal-align="justify" draw:textarea-vertical-align="middle" draw:auto-grow-height="false" fo:min-height="11.25cm" fo:min-width="18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 style:list-style-name="L1">
      <style:graphic-properties svg:stroke-width="0.1cm" svg:stroke-color="#000000" draw:marker-start-width="0cm" draw:marker-end-width="0cm" draw:fill="solid" draw:fill-color="#ffffff" draw:textarea-horizontal-align="justify" draw:textarea-vertical-align="middle" draw:auto-grow-height="false" fo:min-height="11.25cm" fo:min-width="18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1.805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4.028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3.05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2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1.361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2.013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3.0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2.098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2.068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1.657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1.86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0.6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6e6e6" draw:textarea-horizontal-align="justify" draw:textarea-vertical-align="middle" draw:auto-grow-height="false" draw:auto-grow-width="true" fo:min-height="0.838cm" fo:min-width="1.758cm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9cm" fo:min-width="1.348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95cm" fo:min-width="1.928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4" style:family="graphic" style:parent-style-name="standard">
      <style:graphic-properties draw:stroke="dash" draw:stroke-dash="Fine_20_Dashed" svg:stroke-width="0cm" svg:stroke-color="#0000ff" draw:marker-start="" draw:marker-start-width="0.199cm" draw:marker-start-center="false" draw:marker-end="Arrow" draw:marker-end-width="0.199cm" draw:marker-end-center="false" svg:stroke-opacity="100%" draw:fill="none" draw:fill-color="#729fcf" draw:textarea-horizontal-align="justify" draw:textarea-vertical-align="middle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29cm" fo:min-width="2.46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6" style:family="graphic" style:parent-style-name="standard">
      <style:graphic-properties draw:stroke="dash" draw:stroke-dash="Dashed_20__28_var_29_" svg:stroke-width="0cm" svg:stroke-color="#ff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33cm" fo:min-width="1.581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183cm" fo:min-width="2.415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3" fo:font-size="18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ffffff" loext:opacity="100%" fo:font-size="18pt" fo:font-style="italic" fo:text-shadow="1pt 1pt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start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style:font-name="Arial3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left="0.4cm" fo:margin-right="0cm" fo:text-align="start" fo:text-indent="0cm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style:font-name="Arial3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ffffff"/>
      <style:paragraph-properties fo:text-align="start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style:font-name="Arial3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justify" style:writing-mode="lr-tb"/>
      <style:text-properties fo:font-size="18pt"/>
    </style:style>
    <style:style style:name="P12" style:family="paragraph">
      <style:paragraph-properties fo:margin-left="2.501cm" fo:margin-right="0cm" fo:text-align="justify" fo:text-indent="0cm" style:writing-mode="lr-tb"/>
      <style:text-properties fo:font-size="18pt"/>
    </style:style>
    <style:style style:name="P13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 style:writing-mode="lr-tb"/>
      <style:text-properties fo:font-size="18pt"/>
    </style:style>
    <style:style style:name="P16" style:family="paragraph">
      <style:paragraph-properties fo:text-align="start" style:writing-mode="lr-tb"/>
      <style:text-properties fo:font-size="18pt" fo:font-weight="bold" style:font-weight-asian="bold" style:font-weight-complex="bold"/>
    </style:style>
    <style:style style:name="P17" style:family="paragraph">
      <loext:graphic-properties draw:fill="solid" draw:fill-color="#ffffff"/>
      <style:paragraph-properties fo:text-align="start" style:writing-mode="lr-tb"/>
      <style:text-properties fo:font-size="18pt" fo:font-weight="bold" style:font-weight-asian="bold" style:font-weight-complex="bold"/>
    </style:style>
    <style:style style:name="P18" style:family="paragraph">
      <style:paragraph-properties fo:text-align="start" style:writing-mode="lr-tb"/>
      <style:text-properties fo:font-size="18pt" fo:font-weight="normal" style:font-weight-asian="normal" style:font-weight-complex="normal"/>
    </style:style>
    <style:style style:name="P19" style:family="paragraph">
      <loext:graphic-properties draw:fill="solid" draw:fill-color="#ffffff"/>
      <style:paragraph-properties fo:text-align="start" style:writing-mode="lr-tb"/>
      <style:text-properties fo:font-size="18pt" fo:font-weight="normal" style:font-weight-asian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fo:font-size="36pt" style:font-size-asian="36pt" style:font-size-complex="36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36pt" style:font-size-asian="36pt" style:font-size-complex="36pt"/>
    </style:style>
    <style:style style:name="P22" style:family="paragraph">
      <style:paragraph-properties fo:margin-left="0.2cm" fo:margin-right="0cm" fo:text-align="start" fo:text-indent="0cm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style:font-name="Arial3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text-align="center"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text-align="end"/>
      <style:text-properties fo:font-size="18pt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fo:font-size="36pt" style:font-size-asian="36pt" style:font-size-complex="3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4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4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5pt" style:language-asian="zh" style:country-asian="CN" style:font-style-asian="normal" style:font-weight-asian="normal" style:font-name-complex="Arial4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4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5pt" style:language-asian="zh" style:country-asian="CN" style:font-style-asian="normal" style:font-weight-asian="bold" style:font-name-complex="Arial4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ffffff" loext:opacity="100%" style:font-name="Arial3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style:font-name="Arial3" fo:font-size="18pt" fo:text-shadow="1pt 1pt" fo:font-weight="bold" style:font-size-asian="28pt" style:font-weight-asian="bold" style:font-size-complex="28pt" style:font-weight-complex="bold"/>
    </style:style>
    <style:style style:name="T3" style:family="text">
      <style:text-properties fo:color="#ffffff" loext:opacity="100%" style:font-name="Arial3" fo:font-size="1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loext:opacity="100%" fo:font-size="18pt"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color="#ce181e" loext:opacity="100%" style:font-name="Arial3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3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3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style:letter-kerning="true" style:font-name-asian="Microsoft YaHei" style:font-size-asian="18pt" style:font-style-asian="normal" style:font-name-complex="Arial4" style:font-size-complex="18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8pt" fo:font-weight="normal" style:font-size-asian="8.5pt" style:font-weight-asian="normal" style:font-size-complex="8.5pt" style:font-weight-complex="normal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color="#f58220" loext:opacity="100%" fo:font-size="18pt" fo:font-weight="bold" style:font-weight-asian="bold" style:font-weight-complex="bold"/>
    </style:style>
    <style:style style:name="T17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8.5pt" style:font-weight-asian="bold" style:font-size-complex="8.5pt" style:font-weight-complex="bold"/>
    </style:style>
    <style:style style:name="T21" style:family="text">
      <style:text-properties fo:color="#f58220" loext:opacity="100%" fo:font-size="18pt" fo:font-weight="bold" style:font-size-asian="8.5pt" style:font-weight-asian="bold" style:font-size-complex="8.5pt" style:font-weight-complex="bold"/>
    </style:style>
    <style:style style:name="T22" style:family="text">
      <style:text-properties fo:color="#f58220" loext:opacity="100%" fo:font-size="18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T23" style:family="text">
      <style:text-properties fo:font-variant="normal" fo:text-transform="none" fo:color="#ce181e" loext:opacity="100%" style:text-outline="false" style:text-line-through-style="none" style:text-line-through-type="none" style:font-name="Arial3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Arial4" style:font-size-complex="1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e181e" loext:opacity="100%" style:text-outline="false" style:text-line-through-style="none" style:text-line-through-type="none" style:font-name="Arial3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4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8pt" fo:font-weight="bold" style:font-size-asian="8.5pt" style:font-weight-asian="bold" style:font-size-complex="8.5pt" style:font-weight-complex="bold"/>
    </style:style>
    <style:style style:name="T26" style:family="text">
      <style:text-properties fo:font-size="18pt" fo:font-style="italic" fo:font-weight="normal" style:font-size-asian="8.5pt" style:font-style-asian="italic" style:font-weight-asian="normal" style:font-size-complex="8.5pt" style:font-style-complex="italic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Arial3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4" style:font-size-complex="1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4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color="#ed1c24" loext:opacity="100%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ce181e" loext:opacity="100%" fo:font-size="15pt" fo:font-weight="bold" style:font-size-asian="15pt" style:font-weight-asian="bold" style:font-size-complex="15pt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4" style:font-size-complex="1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Arial4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5pt" style:language-asian="zh" style:country-asian="CN" style:font-style-asian="normal" style:font-weight-asian="normal" style:font-name-complex="Arial4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5pt" style:language-asian="zh" style:country-asian="CN" style:font-style-asian="normal" style:font-weight-asian="bold" style:font-name-complex="Arial4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4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72bf44" loext:opacity="100%" fo:font-size="18pt" fo:font-weight="bold" style:font-weight-asian="bold" style:font-weight-complex="bold"/>
    </style:style>
    <style:style style:name="T41" style:family="text">
      <style:text-properties fo:color="#0066b3" loext:opacity="100%" fo:font-size="18pt" fo:font-weight="bold" style:font-weight-asian="bold" style:font-weight-complex="bold"/>
    </style:style>
    <style:style style:name="T42" style:family="text">
      <style:text-properties fo:color="#ed1c24" loext:opacity="100%" fo:font-size="18pt" fo:font-weight="bold" style:font-weight-asian="bold" style:font-weight-complex="bold"/>
    </style:style>
    <style:style style:name="T43" style:family="text">
      <style:text-properties fo:color="#72bf44" loext:opacity="100%" fo:font-size="18pt"/>
    </style:style>
    <style:style style:name="T44" style:family="text">
      <style:text-properties fo:color="#0066b3" loext:opacity="100%" fo:font-size="18pt"/>
    </style:style>
    <style:style style:name="T45" style:family="text">
      <style:text-properties fo:color="#ed1c24" loext:opacity="100%" fo:font-size="18pt"/>
    </style:style>
    <style:style style:name="T4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5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5">1. La notion de concep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1"><text:span text:style-name="T8">Un </text:span><text:span text:style-name="T9">concept</text:span><text:span text:style-name="T8"> est une idée générale dont on a fixé le sens par une </text:span><text:span text:style-name="T9">définition</text:span><text:span text:style-name="T10">.</text:span></text:p>
          <text:p text:style-name="P11"><text:span text:style-name="T10"/></text:p>
          <text:p text:style-name="P12"><text:span text:style-name="T10">→ </text:span><text:span text:style-name="T9">conceptualiser</text:span><text:span text:style-name="T10"> c’est construire une définition !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5">2. Existence/essenc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1">S’interroger sur </text:span><text:span text:style-name="T12">l’essence</text:span><text:span text:style-name="T11"> d’une chose, c’est s’interroger sur ce qui la définit, sur sa nature.</text:span></text:p>
          <text:p text:style-name="P15"><text:span text:style-name="T11"/></text:p>
          <text:p text:style-name="P15"><text:span text:style-name="T11">« Qu’est-ce que X ? » = « Quelle est l’essence de X ? »</text:span></text:p>
          <text:p text:style-name="P15"><text:span text:style-name="T11"/></text:p>
          <text:p text:style-name="P15"><text:span text:style-name="T13">Exemple :</text:span><text:span text:style-name="T11"> « Qu’est-ce qu’un cercle ? »</text:span></text:p>
          <text:p text:style-name="P15"><text:span text:style-name="T14">L’essence du cercle = sa nature = une figure géométrique dont tous les points sont à égale distance du centre. </text:span></text:p>
          <text:p text:style-name="P15"><text:span text:style-name="T14"/></text:p>
          <text:p text:style-name="P15"><text:span text:style-name="T14">→ </text:span><text:span text:style-name="T14">Quelle est l’essence de la justice ? Du bonheur ? De la conscience ?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5">3. Essence/accid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8.6cm" svg:height="11.6cm" svg:x="8.6cm" svg:y="2.8cm">
          <text:p text:style-name="P16"><text:span text:style-name="T12">L’essence</text:span><text:span text:style-name="T15"> n’est pas la même chose que </text:span><text:span text:style-name="T12">l’existence</text:span><text:span text:style-name="T15">.</text:span></text:p>
          <text:p text:style-name="P16"><text:span text:style-name="T15"/></text:p>
          <text:p text:style-name="P16"><text:span text:style-name="T15">Une chose peut avoir une essence tout à fait déterminée, et pourtant ne pas exister.</text:span></text:p>
          <text:p text:style-name="P16"><text:span text:style-name="T15"/></text:p>
          <text:p text:style-name="P16"><text:span text:style-name="T13">Exemple :</text:span><text:span text:style-name="T15"> une licorne a une essence parfaitement identifiable : c’est </text:span><text:span text:style-name="T16">un cheval ailé qui possède une corne au milieu du front</text:span><text:span text:style-name="T15">. Les licornes n’en existent pas pour autant.</text:span></text:p>
          <text:p text:style-name="P16"><text:span text:style-name="T15"/></text:p>
          <text:p text:style-name="P16"><text:span text:style-name="T15">→ </text:span><text:span text:style-name="T15">Ne pas mélanger l’existence de </text:span><text:span text:style-name="T17">l’idée</text:span><text:span text:style-name="T15"> elle-même, et l’existence de </text:span><text:span text:style-name="T17">ce dont elle est l’idée</text:span><text:span text:style-name="T15"> !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custom-shape draw:style-name="gr7" draw:text-style-name="P17" draw:layer="layout" svg:width="18.6cm" svg:height="11.6cm" svg:x="8.6cm" svg:y="2.8cm">
          <text:p text:style-name="P16"><text:span text:style-name="T12">L’essence</text:span><text:span text:style-name="T15"> n’est pas la même chose que </text:span><text:span text:style-name="T12">l’existence</text:span><text:span text:style-name="T15">.</text:span></text:p>
          <text:p text:style-name="P16"><text:span text:style-name="T15"/></text:p>
          <text:p text:style-name="P16"><text:span text:style-name="T15">Une chose peut avoir une essence tout à fait déterminée, et pourtant ne pas exister.</text:span></text:p>
          <text:p text:style-name="P16"><text:span text:style-name="T15"/></text:p>
          <text:p text:style-name="P16"><text:span text:style-name="T13">Exemple :</text:span><text:span text:style-name="T15"> une licorne a une essence parfaitement identifiable : c’est </text:span><text:span text:style-name="T16">un cheval ailé qui possède une corne au milieu du front</text:span><text:span text:style-name="T15">. Les licornes n’en existent pas pour autant.</text:span></text:p>
          <text:p text:style-name="P16"><text:span text:style-name="T15"/></text:p>
          <text:p text:style-name="P16"><text:span text:style-name="T15">→ </text:span><text:span text:style-name="T15">Ne pas mélanger l’existence de </text:span><text:span text:style-name="T17">l’idée</text:span><text:span text:style-name="T15"> elle-même, et l’existence de </text:span><text:span text:style-name="T17">ce dont elle est l’idée</text:span><text:span text:style-name="T15"> !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18.6cm" svg:height="11.6cm" svg:x="8.6cm" svg:y="2.8cm">
          <text:p text:style-name="P18"><text:span text:style-name="T15">L’</text:span><text:span text:style-name="T12">essence </text:span><text:span text:style-name="T15">d’une chose = tous les caractères qui appartiennent à la chose et la définissent.</text:span></text:p>
          <text:p text:style-name="P18"><text:span text:style-name="T15"/></text:p>
          <text:p text:style-name="P18"><text:span text:style-name="T12">MAIS</text:span><text:span text:style-name="T15"> il y a beaucoup de caractères qui appartiennent à une chose et qui ne la définissent pas. Ces caractères s’appellent des </text:span><text:span text:style-name="T12">accidents</text:span><text:span text:style-name="T15">.</text:span></text:p>
          <text:p text:style-name="P18"><text:span text:style-name="T15"/></text:p>
          <text:p text:style-name="P18"><text:span text:style-name="T18">Exemple :</text:span><text:span text:style-name="T15"> le fait qu’il ait un centre est essentiel pour un cercle (si un cercle n’a pas de centre, ce n’est pas un cercle).</text:span></text:p>
          <text:p text:style-name="P18"><text:span text:style-name="T12">MAIS</text:span><text:span text:style-name="T15"> il est indifférent que je le dessine en bleu, en rouge ou en noir. Ce sont des </text:span><text:span text:style-name="T12">caractères accidentels</text:span><text:span text:style-name="T15"> : un cercle reste un cercle, quelle que soit sa couleu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8.6cm" svg:height="11.6cm" svg:x="8.6cm" svg:y="2.8cm">
          <text:p text:style-name="P20"><text:span text:style-name="T19">Les critères d’une bonne définition philosophique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5">1. Le mot à définir ne doit pas intervenir dans la défini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1">Ni le mot à définir, ni un synonyme !</text:span></text:p>
          <text:p text:style-name="P15"><text:span text:style-name="T11"/></text:p>
          <text:p text:style-name="P15"><text:span text:style-name="T13">Exemple :</text:span><text:span text:style-name="T11"> On ne peut pas définir l’amour ainsi :</text:span></text:p>
          <text:p text:style-name="P15"><text:span text:style-name="T11"/></text:p>
          <text:p text:style-name="P23"><text:span text:style-name="T16">« Aimer, c’est avoir des sentiments amoureux. »</text:span></text:p>
          <text:p text:style-name="P15"><text:span text:style-name="T11"/></text:p>
          <text:p text:style-name="P15"><text:span text:style-name="T11">Une définition vise à faire comprendre le sens d’un concept.</text:span></text:p>
          <text:p text:style-name="P15"><text:span text:style-name="T11">Mais si votre définition utilise le concept à expliquer, vous présupposez déjà que son sens est connu… Et donc votre définition ne sert à rien !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5">2. Seuls les caractères essentiels doivent intervenir dans la défini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1">Pas de caractères </text:span><text:span text:style-name="T12">accidentels</text:span><text:span text:style-name="T11"> dans la définition !</text:span></text:p>
          <text:p text:style-name="P15"><text:span text:style-name="T11"/></text:p>
          <text:p text:style-name="P15"><text:span text:style-name="T20">Exemple :</text:span><text:span text:style-name="T14"> Il ne servirait à rien de définir le cercle ainsi :</text:span></text:p>
          <text:p text:style-name="P15"><text:span text:style-name="T14"/></text:p>
          <text:p text:style-name="P23"><text:span text:style-name="T21">« Un cercle est une figure géométrique dont tous les points sont à égale distance du centre,</text:span><text:span text:style-name="T22"> et qui peut être petite ou grande, rouge, bleue ou de toute autre couleur.</text:span><text:span text:style-name="T21"> »</text:span></text:p>
          <text:p text:style-name="P15"><text:span text:style-name="T14"/></text:p>
          <text:p text:style-name="P15"><text:span text:style-name="T14">On voit que la partie en italique n’apporte en fait aucune information.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5">3. </text:span><text:span text:style-name="T23">Tous</text:span><text:span text:style-name="T24"> les caractères essentiels doivent intervenir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20">Exemple :</text:span><text:span text:style-name="T14"> Peut-on définir un téléphone portable comme ceci ?</text:span></text:p>
          <text:p text:style-name="P15"><text:span text:style-name="T14"/></text:p>
          <text:p text:style-name="P23"><text:span text:style-name="T21"><text:s/></text:span><text:span text:style-name="T21">« Un téléphone portable est un dispositif permettant de communiquer à distance. »</text:span></text:p>
          <text:p text:style-name="P15"><text:span text:style-name="T14"/></text:p>
          <text:p text:style-name="P15"><text:span text:style-name="T25">Non</text:span><text:span text:style-name="T14">, parce qu’on pourrait le confondre avec :</text:span></text:p>
          <text:p text:style-name="P15"><text:span text:style-name="T14"><text:tab/></text:span><text:span text:style-name="T14">- un téléphone fixe</text:span></text:p>
          <text:p text:style-name="P15"><text:span text:style-name="T14"><text:tab/></text:span><text:span text:style-name="T14">- un télégraphe</text:span></text:p>
          <text:p text:style-name="P15"><text:span text:style-name="T14"><text:tab/></text:span><text:span text:style-name="T14">- un ordinateur</text:span></text:p>
          <text:p text:style-name="P15"><text:span text:style-name="T14"><text:tab/></text:span><text:span text:style-name="T14">- un talkie-walkie</text:span></text:p>
          <text:p text:style-name="P15"><text:span text:style-name="T14"><text:tab/></text:span><text:span text:style-name="T14">- un papier et un crayon</text:span></text:p>
          <text:p text:style-name="P15"><text:span text:style-name="T14"/></text:p>
          <text:p text:style-name="P15"><text:span text:style-name="T14">→ </text:span><text:span text:style-name="T14">Une définition doit être complète et correspondre </text:span><text:span text:style-name="T26">uniquement</text:span><text:span text:style-name="T14"> à la notion définie.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4">4. Exercice d’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1">Expliquez pourquoi les définitions suivantes ne sont pas satisfaisantes.</text:span></text:p>
          <text:p text:style-name="P15"><text:span text:style-name="T11"/></text:p>
          <text:p text:style-name="P15"><text:span text:style-name="T29">1. La lumière désigne le rayonnement produit par les corps lumineux.</text:span></text:p>
          <text:p text:style-name="P15"><text:span text:style-name="T29"/></text:p>
          <text:p text:style-name="P15"><text:span text:style-name="T29">2. Un livre désigne un document composé d’un ensemble de pages.</text:span></text:p>
          <text:p text:style-name="P15"><text:span text:style-name="T29"/></text:p>
          <text:p text:style-name="P15"><text:span text:style-name="T29">3. Le désir, c’est ce qu’on ressent quand on a envie de quelque chose.</text:span></text:p>
          <text:p text:style-name="P15"><text:span text:style-name="T29"/></text:p>
          <text:p text:style-name="P15"><text:span text:style-name="T29">4. Une feuille est une fine surface de papier sur laquelle on peut écrire ou dessiner.</text:span></text:p>
          <text:p text:style-name="P15"><text:span text:style-name="T29"/></text:p>
          <text:p text:style-name="P15"><text:span text:style-name="T29">5. Un rectangle est une figure géométrique possédant quatre angles droits et des côtés parallèles.</text:span></text:p>
          <text:p text:style-name="P15"><text:span text:style-name="T29"/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4">4. Exercice d’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1">Expliquez pourquoi les définitions suivantes ne sont pas satisfaisantes.</text:span></text:p>
          <text:p text:style-name="P15"><text:span text:style-name="T11"/></text:p>
          <text:p text:style-name="P15"><text:span text:style-name="T29">1. La lumière désigne le rayonnement produit par les corps </text:span><text:span text:style-name="T30">lumineux</text:span><text:span text:style-name="T29">.</text:span></text:p>
          <text:p text:style-name="P15"><text:span text:style-name="T31"><text:tab/></text:span><text:span text:style-name="T31">→ </text:span><text:span text:style-name="T31">le mot à définir intervient dans la définition</text:span></text:p>
          <text:p text:style-name="P15"><text:span text:style-name="T29">2. Un livre désigne un document composé d’un ensemble de pages.</text:span></text:p>
          <text:p text:style-name="P15"><text:span text:style-name="T29"/></text:p>
          <text:p text:style-name="P15"><text:span text:style-name="T29">3. Le désir, c’est ce qu’on ressent quand on a envie de quelque chose.</text:span></text:p>
          <text:p text:style-name="P15"><text:span text:style-name="T29"/></text:p>
          <text:p text:style-name="P15"><text:span text:style-name="T29">4. Une feuille est une fine surface de papier sur laquelle on peut écrire ou dessiner.</text:span></text:p>
          <text:p text:style-name="P15"><text:span text:style-name="T29"/></text:p>
          <text:p text:style-name="P15"><text:span text:style-name="T29">5. Un rectangle est une figure géométrique possédant quatre angles droits et des côtés parallèles.</text:span></text:p>
          <text:p text:style-name="P15"><text:span text:style-name="T29"/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4">4. Exercice d’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1">Expliquez pourquoi les définitions suivantes ne sont pas satisfaisantes.</text:span></text:p>
          <text:p text:style-name="P15"><text:span text:style-name="T11"/></text:p>
          <text:p text:style-name="P15"><text:span text:style-name="T29">1. La lumière désigne le rayonnement produit par les corps </text:span><text:span text:style-name="T30">lumineux</text:span><text:span text:style-name="T29">.</text:span></text:p>
          <text:p text:style-name="P15"><text:span text:style-name="T31"><text:tab/></text:span><text:span text:style-name="T31">→ </text:span><text:span text:style-name="T31">le mot à définir intervient dans la définition</text:span></text:p>
          <text:p text:style-name="P15"><text:span text:style-name="T29">2. Un livre désigne </text:span><text:span text:style-name="T31">un document composé d’un ensemble de pages</text:span><text:span text:style-name="T29">.</text:span></text:p>
          <text:p text:style-name="P15"><text:span text:style-name="T31"><text:tab/></text:span><text:span text:style-name="T31">→ </text:span><text:span text:style-name="T31">définition incomplète. Peut correspondre à un magazine</text:span></text:p>
          <text:p text:style-name="P15"><text:span text:style-name="T29">3. Le désir, c’est ce qu’on ressent quand on a envie de quelque chose.</text:span></text:p>
          <text:p text:style-name="P15"><text:span text:style-name="T29"/></text:p>
          <text:p text:style-name="P15"><text:span text:style-name="T29">4. Une feuille est une fine surface de papier sur laquelle on peut écrire ou dessiner.</text:span></text:p>
          <text:p text:style-name="P15"><text:span text:style-name="T29"/></text:p>
          <text:p text:style-name="P15"><text:span text:style-name="T29">5. Un rectangle est une figure géométrique possédant quatre angles droits et des côtés parallèles.</text:span></text:p>
          <text:p text:style-name="P15"><text:span text:style-name="T29"/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4">4. Exercice d’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1">Expliquez pourquoi les définitions suivantes ne sont pas satisfaisantes.</text:span></text:p>
          <text:p text:style-name="P15"><text:span text:style-name="T11"/></text:p>
          <text:p text:style-name="P15"><text:span text:style-name="T29">1. La lumière désigne le rayonnement produit par les corps </text:span><text:span text:style-name="T30">lumineux</text:span><text:span text:style-name="T29">.</text:span></text:p>
          <text:p text:style-name="P15"><text:span text:style-name="T31"><text:tab/></text:span><text:span text:style-name="T31">→ </text:span><text:span text:style-name="T31">le mot à définir intervient dans la définition</text:span></text:p>
          <text:p text:style-name="P15"><text:span text:style-name="T29">2. Un livre désigne </text:span><text:span text:style-name="T31">un document composé d’un ensemble de pages</text:span><text:span text:style-name="T29">.</text:span></text:p>
          <text:p text:style-name="P15"><text:span text:style-name="T31"><text:tab/></text:span><text:span text:style-name="T31">→ </text:span><text:span text:style-name="T31">définition incomplète. Peut correspondre à un magazine</text:span></text:p>
          <text:p text:style-name="P24"><text:span text:style-name="T29">3. Le désir, c’est ce qu’on ressent quand on a </text:span><text:span text:style-name="T31">envie</text:span><text:span text:style-name="T29"> de quelque chose.</text:span></text:p>
          <text:p text:style-name="P15"><text:span text:style-name="T31"><text:tab/></text:span><text:span text:style-name="T31">→ </text:span><text:span text:style-name="T31">On utilise un synonyme</text:span></text:p>
          <text:p text:style-name="P15"><text:span text:style-name="T29">4. Une feuille est une fine surface de papier sur laquelle on peut écrire ou dessiner.</text:span></text:p>
          <text:p text:style-name="P15"><text:span text:style-name="T29"/></text:p>
          <text:p text:style-name="P15"><text:span text:style-name="T29">5. Un rectangle est une figure géométrique possédant quatre angles droits et des côtés parallèles.</text:span></text:p>
          <text:p text:style-name="P15"><text:span text:style-name="T29"/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4">4. Exercice d’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1">Expliquez pourquoi les définitions suivantes ne sont pas satisfaisantes.</text:span></text:p>
          <text:p text:style-name="P15"><text:span text:style-name="T11"/></text:p>
          <text:p text:style-name="P15"><text:span text:style-name="T29">1. La lumière désigne le rayonnement produit par les corps </text:span><text:span text:style-name="T30">lumineux</text:span><text:span text:style-name="T29">.</text:span></text:p>
          <text:p text:style-name="P15"><text:span text:style-name="T31"><text:tab/></text:span><text:span text:style-name="T31">→ </text:span><text:span text:style-name="T31">le mot à définir intervient dans la définition</text:span></text:p>
          <text:p text:style-name="P15"><text:span text:style-name="T29">2. Un livre désigne </text:span><text:span text:style-name="T31">un document composé d’un ensemble de pages</text:span><text:span text:style-name="T29">.</text:span></text:p>
          <text:p text:style-name="P15"><text:span text:style-name="T31"><text:tab/></text:span><text:span text:style-name="T31">→ </text:span><text:span text:style-name="T31">définition incomplète. Peut correspondre à un magazine</text:span></text:p>
          <text:p text:style-name="P15"><text:span text:style-name="T29">3. Le désir, c’est ce qu’on ressent quand on a </text:span><text:span text:style-name="T31">envie</text:span><text:span text:style-name="T29"> de quelque chose.</text:span></text:p>
          <text:p text:style-name="P15"><text:span text:style-name="T31"><text:tab/></text:span><text:span text:style-name="T31">→ </text:span><text:span text:style-name="T31">On utilise un synonyme</text:span></text:p>
          <text:p text:style-name="P15"><text:span text:style-name="T29">4. Une feuille est une fine surface de papier sur laquelle </text:span><text:span text:style-name="T31">on peut écrire ou dessiner</text:span><text:span text:style-name="T29">.</text:span></text:p>
          <text:p text:style-name="P15"><text:span text:style-name="T31"><text:tab/></text:span><text:span text:style-name="T31">→ </text:span><text:span text:style-name="T31">caractères accidentels. On peut aussi faire de l’origami...</text:span></text:p>
          <text:p text:style-name="P15"><text:span text:style-name="T29">5. Un rectangle est une figure géométrique possédant quatre angles droits et des côtés parallèles.</text:span></text:p>
          <text:p text:style-name="P15"><text:span text:style-name="T29"/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4">4. Exercice d’applic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1">Expliquez pourquoi les définitions suivantes ne sont pas satisfaisantes.</text:span></text:p>
          <text:p text:style-name="P15"><text:span text:style-name="T11"/></text:p>
          <text:p text:style-name="P15"><text:span text:style-name="T29">1. La lumière désigne le rayonnement produit par les corps </text:span><text:span text:style-name="T30">lumineux</text:span><text:span text:style-name="T29">.</text:span></text:p>
          <text:p text:style-name="P15"><text:span text:style-name="T31"><text:tab/></text:span><text:span text:style-name="T31">→ </text:span><text:span text:style-name="T31">le mot à définir intervient dans la définition</text:span></text:p>
          <text:p text:style-name="P15"><text:span text:style-name="T29">2. Un livre désigne </text:span><text:span text:style-name="T31">un document composé d’un ensemble de pages</text:span><text:span text:style-name="T29">.</text:span></text:p>
          <text:p text:style-name="P15"><text:span text:style-name="T31"><text:tab/></text:span><text:span text:style-name="T31">→ </text:span><text:span text:style-name="T31">définition incomplète. Peut correspondre à un magazine</text:span></text:p>
          <text:p text:style-name="P15"><text:span text:style-name="T29">3. Le désir, c’est ce qu’on ressent quand on a </text:span><text:span text:style-name="T31">envie</text:span><text:span text:style-name="T29"> de quelque chose.</text:span></text:p>
          <text:p text:style-name="P15"><text:span text:style-name="T31"><text:tab/></text:span><text:span text:style-name="T31">→ </text:span><text:span text:style-name="T31">On utilise un synonyme</text:span></text:p>
          <text:p text:style-name="P15"><text:span text:style-name="T29">4. Une feuille est une fine surface de papier sur laquelle </text:span><text:span text:style-name="T31">on peut écrire ou dessiner</text:span><text:span text:style-name="T29">.</text:span></text:p>
          <text:p text:style-name="P15"><text:span text:style-name="T31"><text:tab/></text:span><text:span text:style-name="T31">→ </text:span><text:span text:style-name="T31">caractères accidentels. On peut aussi faire de l’origami...</text:span></text:p>
          <text:p text:style-name="P15"><text:span text:style-name="T29">5. Un rectangle est une figure géométrique possédant quatre angles droits </text:span><text:span text:style-name="T31">et des côtés parallèles</text:span><text:span text:style-name="T29">.</text:span></text:p>
          <text:p text:style-name="P15"><text:span text:style-name="T31"><text:tab/></text:span><text:span text:style-name="T31">→ </text:span><text:span text:style-name="T31">précision inutile. Quatre angles droits → des côtés parallèles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25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26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8.6cm" svg:height="11.6cm" svg:x="8.6cm" svg:y="2.8cm">
          <text:p text:style-name="P20"><text:span text:style-name="T19">La définition</text:span><text:span text:style-name="T19"><text:line-break/></text:span><text:span text:style-name="T19">par genre et par différence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24">1. Organiser nos représent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9" draw:text-style-name="P29" draw:layer="layout" svg:width="2.305cm" svg:height="0.839cm" svg:x="17.29cm" svg:y="3.2cm">
          <draw:text-box>
            <text:p text:style-name="P28"><text:span text:style-name="T33">Chos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24">1. Organiser nos représent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9" draw:text-style-name="P29" draw:layer="layout" svg:width="2.305cm" svg:height="0.839cm" svg:x="17.29cm" svg:y="3.2cm">
          <draw:text-box>
            <text:p text:style-name="P28"><text:span text:style-name="T33">Choses</text:span></text:p>
          </draw:text-box>
        </draw:frame>
        <draw:frame draw:style-name="gr10" draw:text-style-name="P29" draw:layer="layout" svg:width="4.528cm" svg:height="0.839cm" svg:x="14.538cm" svg:y="5.847cm">
          <draw:text-box>
            <text:p text:style-name="P28"><text:span text:style-name="T33">Objets <text:s/>fabriqués</text:span></text:p>
          </draw:text-box>
        </draw:frame>
        <draw:frame draw:style-name="gr11" draw:text-style-name="P29" draw:layer="layout" svg:width="3.55cm" svg:height="0.839cm" svg:x="18.776cm" svg:y="5.848cm">
          <draw:text-box>
            <text:p text:style-name="P28"><text:span text:style-name="T33">Êtres vivants</text:span></text:p>
          </draw:text-box>
        </draw:frame>
        <draw:line draw:style-name="gr12" draw:text-style-name="P30" draw:layer="layout" svg:x1="18.239cm" svg:y1="3.869cm" svg:x2="16.399cm" svg:y2="5.709cm">
          <text:p/>
        </draw:line>
        <draw:line draw:style-name="gr12" draw:text-style-name="P30" draw:layer="layout" svg:x1="18.237cm" svg:y1="3.869cm" svg:x2="20.077cm" svg:y2="5.709cm">
          <text:p/>
        </draw:lin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24">1. Organiser nos représent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9" draw:text-style-name="P29" draw:layer="layout" svg:width="2.305cm" svg:height="0.839cm" svg:x="17.29cm" svg:y="3.2cm">
          <draw:text-box>
            <text:p text:style-name="P28"><text:span text:style-name="T33">Choses</text:span></text:p>
          </draw:text-box>
        </draw:frame>
        <draw:frame draw:style-name="gr10" draw:text-style-name="P29" draw:layer="layout" svg:width="4.528cm" svg:height="0.839cm" svg:x="14.538cm" svg:y="5.847cm">
          <draw:text-box>
            <text:p text:style-name="P28"><text:span text:style-name="T33">Objets <text:s/>fabriqués</text:span></text:p>
          </draw:text-box>
        </draw:frame>
        <draw:frame draw:style-name="gr11" draw:text-style-name="P29" draw:layer="layout" svg:width="3.55cm" svg:height="0.839cm" svg:x="18.776cm" svg:y="5.848cm">
          <draw:text-box>
            <text:p text:style-name="P28"><text:span text:style-name="T33">Êtres vivants</text:span></text:p>
          </draw:text-box>
        </draw:frame>
        <draw:line draw:style-name="gr12" draw:text-style-name="P30" draw:layer="layout" svg:x1="18.239cm" svg:y1="3.869cm" svg:x2="16.399cm" svg:y2="5.709cm">
          <text:p/>
        </draw:line>
        <draw:line draw:style-name="gr12" draw:text-style-name="P30" draw:layer="layout" svg:x1="18.237cm" svg:y1="3.869cm" svg:x2="20.077cm" svg:y2="5.709cm">
          <text:p/>
        </draw:line>
        <draw:line draw:style-name="gr12" draw:text-style-name="P30" draw:layer="layout" svg:x1="16.315cm" svg:y1="6.461cm" svg:x2="13.221cm" svg:y2="8.301cm">
          <text:p/>
        </draw:line>
        <draw:line draw:style-name="gr12" draw:text-style-name="P30" draw:layer="layout" svg:x1="16.314cm" svg:y1="6.461cm" svg:x2="17.986cm" svg:y2="8.301cm">
          <text:p/>
        </draw:line>
        <draw:line draw:style-name="gr12" draw:text-style-name="P30" draw:layer="layout" svg:x1="16.315cm" svg:y1="6.461cm" svg:x2="15.73cm" svg:y2="8.301cm">
          <text:p/>
        </draw:line>
        <draw:frame draw:style-name="gr13" draw:text-style-name="P31" draw:layer="layout" svg:width="1.861cm" svg:height="0.839cm" svg:x="12.467cm" svg:y="8.469cm">
          <draw:text-box>
            <text:p text:style-name="P28"><text:span text:style-name="T34">Outils</text:span></text:p>
          </draw:text-box>
        </draw:frame>
        <draw:frame draw:style-name="gr14" draw:text-style-name="P31" draw:layer="layout" svg:width="2.513cm" svg:height="0.839cm" svg:x="14.644cm" svg:y="8.471cm">
          <draw:text-box>
            <text:p text:style-name="P28"><text:span text:style-name="T34">Meubles</text:span></text:p>
          </draw:text-box>
        </draw:frame>
        <draw:frame draw:style-name="gr15" draw:text-style-name="P31" draw:layer="layout" svg:width="3.52cm" svg:height="0.839cm" svg:x="16.733cm" svg:y="8.471cm">
          <draw:text-box>
            <text:p text:style-name="P28"><text:span text:style-name="T34">Œuvres d’ar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24">1. Organiser nos représent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9" draw:text-style-name="P29" draw:layer="layout" svg:width="2.305cm" svg:height="0.839cm" svg:x="17.29cm" svg:y="3.2cm">
          <draw:text-box>
            <text:p text:style-name="P28"><text:span text:style-name="T33">Choses</text:span></text:p>
          </draw:text-box>
        </draw:frame>
        <draw:frame draw:style-name="gr10" draw:text-style-name="P29" draw:layer="layout" svg:width="4.528cm" svg:height="0.839cm" svg:x="14.538cm" svg:y="5.847cm">
          <draw:text-box>
            <text:p text:style-name="P28"><text:span text:style-name="T33">Objets <text:s/>fabriqués</text:span></text:p>
          </draw:text-box>
        </draw:frame>
        <draw:frame draw:style-name="gr11" draw:text-style-name="P29" draw:layer="layout" svg:width="3.55cm" svg:height="0.839cm" svg:x="18.776cm" svg:y="5.848cm">
          <draw:text-box>
            <text:p text:style-name="P28"><text:span text:style-name="T33">Êtres vivants</text:span></text:p>
          </draw:text-box>
        </draw:frame>
        <draw:line draw:style-name="gr12" draw:text-style-name="P30" draw:layer="layout" svg:x1="18.239cm" svg:y1="3.869cm" svg:x2="16.399cm" svg:y2="5.709cm">
          <text:p/>
        </draw:line>
        <draw:line draw:style-name="gr12" draw:text-style-name="P30" draw:layer="layout" svg:x1="18.237cm" svg:y1="3.869cm" svg:x2="20.077cm" svg:y2="5.709cm">
          <text:p/>
        </draw:line>
        <draw:line draw:style-name="gr12" draw:text-style-name="P30" draw:layer="layout" svg:x1="20.161cm" svg:y1="6.461cm" svg:x2="20.328cm" svg:y2="8.301cm">
          <text:p/>
        </draw:line>
        <draw:line draw:style-name="gr12" draw:text-style-name="P30" draw:layer="layout" svg:x1="20.161cm" svg:y1="6.461cm" svg:x2="23.004cm" svg:y2="8.301cm">
          <text:p/>
        </draw:line>
        <draw:line draw:style-name="gr12" draw:text-style-name="P30" draw:layer="layout" svg:x1="16.315cm" svg:y1="6.461cm" svg:x2="13.221cm" svg:y2="8.301cm">
          <text:p/>
        </draw:line>
        <draw:line draw:style-name="gr12" draw:text-style-name="P30" draw:layer="layout" svg:x1="16.314cm" svg:y1="6.461cm" svg:x2="17.986cm" svg:y2="8.301cm">
          <text:p/>
        </draw:line>
        <draw:line draw:style-name="gr12" draw:text-style-name="P30" draw:layer="layout" svg:x1="16.315cm" svg:y1="6.461cm" svg:x2="15.73cm" svg:y2="8.301cm">
          <text:p/>
        </draw:line>
        <draw:frame draw:style-name="gr16" draw:text-style-name="P31" draw:layer="layout" svg:width="2.598cm" svg:height="0.839cm" svg:x="19.568cm" svg:y="8.469cm">
          <draw:text-box>
            <text:p text:style-name="P28"><text:span text:style-name="T34">Humains</text:span></text:p>
          </draw:text-box>
        </draw:frame>
        <draw:frame draw:style-name="gr17" draw:text-style-name="P31" draw:layer="layout" svg:width="2.568cm" svg:height="0.839cm" svg:x="22.026cm" svg:y="8.469cm">
          <draw:text-box>
            <text:p text:style-name="P28"><text:span text:style-name="T34">Animaux</text:span></text:p>
          </draw:text-box>
        </draw:frame>
        <draw:frame draw:style-name="gr13" draw:text-style-name="P31" draw:layer="layout" svg:width="1.861cm" svg:height="0.839cm" svg:x="12.467cm" svg:y="8.469cm">
          <draw:text-box>
            <text:p text:style-name="P28"><text:span text:style-name="T34">Outils</text:span></text:p>
          </draw:text-box>
        </draw:frame>
        <draw:frame draw:style-name="gr14" draw:text-style-name="P31" draw:layer="layout" svg:width="2.513cm" svg:height="0.839cm" svg:x="14.644cm" svg:y="8.471cm">
          <draw:text-box>
            <text:p text:style-name="P28"><text:span text:style-name="T34">Meubles</text:span></text:p>
          </draw:text-box>
        </draw:frame>
        <draw:frame draw:style-name="gr15" draw:text-style-name="P31" draw:layer="layout" svg:width="3.52cm" svg:height="0.839cm" svg:x="16.733cm" svg:y="8.471cm">
          <draw:text-box>
            <text:p text:style-name="P28"><text:span text:style-name="T34">Œuvres d’ar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24">1. Organiser nos représent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9" draw:text-style-name="P29" draw:layer="layout" svg:width="2.305cm" svg:height="0.839cm" svg:x="17.29cm" svg:y="3.2cm">
          <draw:text-box>
            <text:p text:style-name="P28"><text:span text:style-name="T33">Choses</text:span></text:p>
          </draw:text-box>
        </draw:frame>
        <draw:frame draw:style-name="gr10" draw:text-style-name="P29" draw:layer="layout" svg:width="4.528cm" svg:height="0.839cm" svg:x="14.538cm" svg:y="5.847cm">
          <draw:text-box>
            <text:p text:style-name="P28"><text:span text:style-name="T33">Objets <text:s/>fabriqués</text:span></text:p>
          </draw:text-box>
        </draw:frame>
        <draw:frame draw:style-name="gr11" draw:text-style-name="P29" draw:layer="layout" svg:width="3.55cm" svg:height="0.839cm" svg:x="18.776cm" svg:y="5.848cm">
          <draw:text-box>
            <text:p text:style-name="P28"><text:span text:style-name="T33">Êtres vivants</text:span></text:p>
          </draw:text-box>
        </draw:frame>
        <draw:line draw:style-name="gr12" draw:text-style-name="P30" draw:layer="layout" svg:x1="18.239cm" svg:y1="3.869cm" svg:x2="16.399cm" svg:y2="5.709cm">
          <text:p/>
        </draw:line>
        <draw:line draw:style-name="gr12" draw:text-style-name="P30" draw:layer="layout" svg:x1="18.237cm" svg:y1="3.869cm" svg:x2="20.077cm" svg:y2="5.709cm">
          <text:p/>
        </draw:line>
        <draw:line draw:style-name="gr12" draw:text-style-name="P30" draw:layer="layout" svg:x1="20.161cm" svg:y1="6.461cm" svg:x2="20.328cm" svg:y2="8.301cm">
          <text:p/>
        </draw:line>
        <draw:line draw:style-name="gr12" draw:text-style-name="P30" draw:layer="layout" svg:x1="20.161cm" svg:y1="6.461cm" svg:x2="23.004cm" svg:y2="8.301cm">
          <text:p/>
        </draw:line>
        <draw:line draw:style-name="gr12" draw:text-style-name="P30" draw:layer="layout" svg:x1="16.315cm" svg:y1="6.461cm" svg:x2="13.221cm" svg:y2="8.301cm">
          <text:p/>
        </draw:line>
        <draw:line draw:style-name="gr12" draw:text-style-name="P30" draw:layer="layout" svg:x1="16.314cm" svg:y1="6.461cm" svg:x2="17.986cm" svg:y2="8.301cm">
          <text:p/>
        </draw:line>
        <draw:line draw:style-name="gr12" draw:text-style-name="P30" draw:layer="layout" svg:x1="16.315cm" svg:y1="6.461cm" svg:x2="15.73cm" svg:y2="8.301cm">
          <text:p/>
        </draw:line>
        <draw:frame draw:style-name="gr16" draw:text-style-name="P31" draw:layer="layout" svg:width="2.598cm" svg:height="0.839cm" svg:x="19.568cm" svg:y="8.469cm">
          <draw:text-box>
            <text:p text:style-name="P28"><text:span text:style-name="T34">Humains</text:span></text:p>
          </draw:text-box>
        </draw:frame>
        <draw:frame draw:style-name="gr17" draw:text-style-name="P31" draw:layer="layout" svg:width="2.568cm" svg:height="0.839cm" svg:x="22.026cm" svg:y="8.469cm">
          <draw:text-box>
            <text:p text:style-name="P28"><text:span text:style-name="T34">Animaux</text:span></text:p>
          </draw:text-box>
        </draw:frame>
        <draw:frame draw:style-name="gr13" draw:text-style-name="P31" draw:layer="layout" svg:width="1.861cm" svg:height="0.839cm" svg:x="12.467cm" svg:y="8.469cm">
          <draw:text-box>
            <text:p text:style-name="P28"><text:span text:style-name="T34">Outils</text:span></text:p>
          </draw:text-box>
        </draw:frame>
        <draw:frame draw:style-name="gr14" draw:text-style-name="P31" draw:layer="layout" svg:width="2.513cm" svg:height="0.839cm" svg:x="14.644cm" svg:y="8.471cm">
          <draw:text-box>
            <text:p text:style-name="P28"><text:span text:style-name="T34">Meubles</text:span></text:p>
          </draw:text-box>
        </draw:frame>
        <draw:frame draw:style-name="gr15" draw:text-style-name="P31" draw:layer="layout" svg:width="3.52cm" svg:height="0.839cm" svg:x="16.733cm" svg:y="8.471cm">
          <draw:text-box>
            <text:p text:style-name="P28"><text:span text:style-name="T34">Œuvres d’art</text:span></text:p>
          </draw:text-box>
        </draw:frame>
        <draw:line draw:style-name="gr12" draw:text-style-name="P30" draw:layer="layout" svg:x1="15.646cm" svg:y1="9.472cm" svg:x2="14.643cm" svg:y2="11.312cm">
          <text:p/>
        </draw:line>
        <draw:line draw:style-name="gr12" draw:text-style-name="P30" draw:layer="layout" svg:x1="15.647cm" svg:y1="9.472cm" svg:x2="16.818cm" svg:y2="11.312cm">
          <text:p/>
        </draw:line>
        <draw:line draw:style-name="gr12" draw:text-style-name="P30" draw:layer="layout" svg:x1="15.647cm" svg:y1="9.472cm" svg:x2="19.076cm" svg:y2="11.312cm">
          <text:p/>
        </draw:line>
        <draw:line draw:style-name="gr12" draw:text-style-name="P30" draw:layer="layout" svg:x1="15.647cm" svg:y1="9.472cm" svg:x2="21.082cm" svg:y2="11.312cm">
          <text:p/>
        </draw:line>
        <draw:frame draw:style-name="gr18" draw:text-style-name="P31" draw:layer="layout" svg:width="2.157cm" svg:height="0.839cm" svg:x="16.065cm" svg:y="11.479cm">
          <draw:text-box>
            <text:p text:style-name="P28"><text:span text:style-name="T34">Chaise</text:span></text:p>
          </draw:text-box>
        </draw:frame>
        <draw:frame draw:style-name="gr19" draw:text-style-name="P31" draw:layer="layout" svg:width="2.36cm" svg:height="0.839cm" svg:x="18.156cm" svg:y="11.45cm">
          <draw:text-box>
            <text:p text:style-name="P28"><text:span text:style-name="T34">Armoire</text:span></text:p>
          </draw:text-box>
        </draw:frame>
        <draw:frame draw:style-name="gr20" draw:text-style-name="P31" draw:layer="layout" svg:width="1.12cm" svg:height="0.839cm" svg:x="20.663cm" svg:y="11.45cm">
          <draw:text-box>
            <text:p text:style-name="P28"><text:span text:style-name="T34">Lit</text:span></text:p>
          </draw:text-box>
        </draw:frame>
        <draw:frame draw:style-name="gr18" draw:text-style-name="P31" draw:layer="layout" svg:width="2.157cm" svg:height="0.839cm" svg:x="13.8cm" svg:y="11.48cm">
          <draw:text-box>
            <text:p text:style-name="P28"><text:span text:style-name="T34">Tab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28">1. Organiser nos représentations</text:span></text:p>
          <text:p text:style-name="P22"><text:span text:style-name="T24">2. La notion de genr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9" draw:text-style-name="P29" draw:layer="layout" svg:width="2.305cm" svg:height="0.839cm" svg:x="17.29cm" svg:y="3.2cm">
          <draw:text-box>
            <text:p text:style-name="P28"><text:span text:style-name="T33">Choses</text:span></text:p>
          </draw:text-box>
        </draw:frame>
        <draw:frame draw:style-name="gr10" draw:text-style-name="P29" draw:layer="layout" svg:width="4.528cm" svg:height="0.839cm" svg:x="14.538cm" svg:y="5.847cm">
          <draw:text-box>
            <text:p text:style-name="P28"><text:span text:style-name="T33">Objets <text:s/>fabriqués</text:span></text:p>
          </draw:text-box>
        </draw:frame>
        <draw:frame draw:style-name="gr11" draw:text-style-name="P29" draw:layer="layout" svg:width="3.55cm" svg:height="0.839cm" svg:x="18.776cm" svg:y="5.848cm">
          <draw:text-box>
            <text:p text:style-name="P28"><text:span text:style-name="T33">Êtres vivants</text:span></text:p>
          </draw:text-box>
        </draw:frame>
        <draw:line draw:style-name="gr12" draw:text-style-name="P30" draw:layer="layout" svg:x1="18.239cm" svg:y1="3.869cm" svg:x2="16.399cm" svg:y2="5.709cm">
          <text:p/>
        </draw:line>
        <draw:line draw:style-name="gr12" draw:text-style-name="P30" draw:layer="layout" svg:x1="18.237cm" svg:y1="3.869cm" svg:x2="20.077cm" svg:y2="5.709cm">
          <text:p/>
        </draw:line>
        <draw:line draw:style-name="gr12" draw:text-style-name="P30" draw:layer="layout" svg:x1="20.161cm" svg:y1="6.461cm" svg:x2="20.328cm" svg:y2="8.301cm">
          <text:p/>
        </draw:line>
        <draw:line draw:style-name="gr12" draw:text-style-name="P30" draw:layer="layout" svg:x1="20.161cm" svg:y1="6.461cm" svg:x2="23.004cm" svg:y2="8.301cm">
          <text:p/>
        </draw:line>
        <draw:line draw:style-name="gr12" draw:text-style-name="P30" draw:layer="layout" svg:x1="16.315cm" svg:y1="6.461cm" svg:x2="13.221cm" svg:y2="8.301cm">
          <text:p/>
        </draw:line>
        <draw:line draw:style-name="gr12" draw:text-style-name="P30" draw:layer="layout" svg:x1="16.314cm" svg:y1="6.461cm" svg:x2="17.986cm" svg:y2="8.301cm">
          <text:p/>
        </draw:line>
        <draw:line draw:style-name="gr12" draw:text-style-name="P30" draw:layer="layout" svg:x1="16.315cm" svg:y1="6.461cm" svg:x2="15.73cm" svg:y2="8.301cm">
          <text:p/>
        </draw:line>
        <draw:frame draw:style-name="gr16" draw:text-style-name="P31" draw:layer="layout" svg:width="2.598cm" svg:height="0.839cm" svg:x="19.568cm" svg:y="8.469cm">
          <draw:text-box>
            <text:p text:style-name="P28"><text:span text:style-name="T34">Humains</text:span></text:p>
          </draw:text-box>
        </draw:frame>
        <draw:frame draw:style-name="gr17" draw:text-style-name="P31" draw:layer="layout" svg:width="2.568cm" svg:height="0.839cm" svg:x="22.026cm" svg:y="8.469cm">
          <draw:text-box>
            <text:p text:style-name="P28"><text:span text:style-name="T34">Animaux</text:span></text:p>
          </draw:text-box>
        </draw:frame>
        <draw:frame draw:style-name="gr13" draw:text-style-name="P31" draw:layer="layout" svg:width="1.861cm" svg:height="0.839cm" svg:x="12.467cm" svg:y="8.469cm">
          <draw:text-box>
            <text:p text:style-name="P28"><text:span text:style-name="T34">Outils</text:span></text:p>
          </draw:text-box>
        </draw:frame>
        <draw:frame draw:style-name="gr14" draw:text-style-name="P31" draw:layer="layout" svg:width="2.513cm" svg:height="0.839cm" svg:x="14.644cm" svg:y="8.471cm">
          <draw:text-box>
            <text:p text:style-name="P28"><text:span text:style-name="T34">Meubles</text:span></text:p>
          </draw:text-box>
        </draw:frame>
        <draw:frame draw:style-name="gr15" draw:text-style-name="P31" draw:layer="layout" svg:width="3.52cm" svg:height="0.839cm" svg:x="16.733cm" svg:y="8.471cm">
          <draw:text-box>
            <text:p text:style-name="P28"><text:span text:style-name="T34">Œuvres d’art</text:span></text:p>
          </draw:text-box>
        </draw:frame>
        <draw:line draw:style-name="gr12" draw:text-style-name="P30" draw:layer="layout" svg:x1="15.646cm" svg:y1="9.472cm" svg:x2="14.643cm" svg:y2="11.312cm">
          <text:p/>
        </draw:line>
        <draw:line draw:style-name="gr12" draw:text-style-name="P30" draw:layer="layout" svg:x1="15.647cm" svg:y1="9.472cm" svg:x2="16.818cm" svg:y2="11.312cm">
          <text:p/>
        </draw:line>
        <draw:line draw:style-name="gr12" draw:text-style-name="P30" draw:layer="layout" svg:x1="15.647cm" svg:y1="9.472cm" svg:x2="19.076cm" svg:y2="11.312cm">
          <text:p/>
        </draw:line>
        <draw:line draw:style-name="gr12" draw:text-style-name="P30" draw:layer="layout" svg:x1="15.647cm" svg:y1="9.472cm" svg:x2="21.082cm" svg:y2="11.312cm">
          <text:p/>
        </draw:line>
        <draw:custom-shape draw:style-name="gr21" draw:text-style-name="P32" draw:layer="layout" svg:width="2.258cm" svg:height="1.088cm" svg:x="13.557cm" svg:y="11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3" draw:layer="layout" svg:width="1.848cm" svg:height="0.839cm" svg:x="13.889cm" svg:y="11.45cm">
          <draw:text-box>
            <text:p text:style-name="P28"><text:span text:style-name="T35">Table</text:span></text:p>
          </draw:text-box>
        </draw:frame>
        <draw:frame draw:style-name="gr18" draw:text-style-name="P31" draw:layer="layout" svg:width="2.157cm" svg:height="0.839cm" svg:x="16.065cm" svg:y="11.479cm">
          <draw:text-box>
            <text:p text:style-name="P28"><text:span text:style-name="T34">Chaise</text:span></text:p>
          </draw:text-box>
        </draw:frame>
        <draw:frame draw:style-name="gr19" draw:text-style-name="P31" draw:layer="layout" svg:width="2.36cm" svg:height="0.839cm" svg:x="18.156cm" svg:y="11.45cm">
          <draw:text-box>
            <text:p text:style-name="P28"><text:span text:style-name="T34">Armoire</text:span></text:p>
          </draw:text-box>
        </draw:frame>
        <draw:frame draw:style-name="gr20" draw:text-style-name="P31" draw:layer="layout" svg:width="1.12cm" svg:height="0.839cm" svg:x="20.663cm" svg:y="11.45cm">
          <draw:text-box>
            <text:p text:style-name="P28"><text:span text:style-name="T34">Lit</text:span></text:p>
          </draw:text-box>
        </draw:frame>
        <draw:frame draw:style-name="gr23" draw:text-style-name="P34" draw:layer="layout" svg:width="2.428cm" svg:height="0.645cm" svg:x="13.44cm" svg:y="11.981cm">
          <draw:text-box>
            <text:p text:style-name="P28"><text:span text:style-name="T36">Mot à défini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28">1. Organiser nos représentations</text:span></text:p>
          <text:p text:style-name="P22"><text:span text:style-name="T24">2. La notion de genr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9" draw:text-style-name="P29" draw:layer="layout" svg:width="2.305cm" svg:height="0.839cm" svg:x="17.29cm" svg:y="3.2cm">
          <draw:text-box>
            <text:p text:style-name="P28"><text:span text:style-name="T33">Choses</text:span></text:p>
          </draw:text-box>
        </draw:frame>
        <draw:frame draw:style-name="gr10" draw:text-style-name="P29" draw:layer="layout" svg:width="4.528cm" svg:height="0.839cm" svg:x="14.538cm" svg:y="5.847cm">
          <draw:text-box>
            <text:p text:style-name="P28"><text:span text:style-name="T33">Objets <text:s/>fabriqués</text:span></text:p>
          </draw:text-box>
        </draw:frame>
        <draw:frame draw:style-name="gr11" draw:text-style-name="P29" draw:layer="layout" svg:width="3.55cm" svg:height="0.839cm" svg:x="18.776cm" svg:y="5.848cm">
          <draw:text-box>
            <text:p text:style-name="P28"><text:span text:style-name="T33">Êtres vivants</text:span></text:p>
          </draw:text-box>
        </draw:frame>
        <draw:line draw:style-name="gr12" draw:text-style-name="P30" draw:layer="layout" svg:x1="18.239cm" svg:y1="3.869cm" svg:x2="16.399cm" svg:y2="5.709cm">
          <text:p/>
        </draw:line>
        <draw:line draw:style-name="gr12" draw:text-style-name="P30" draw:layer="layout" svg:x1="18.237cm" svg:y1="3.869cm" svg:x2="20.077cm" svg:y2="5.709cm">
          <text:p/>
        </draw:line>
        <draw:line draw:style-name="gr12" draw:text-style-name="P30" draw:layer="layout" svg:x1="20.161cm" svg:y1="6.461cm" svg:x2="20.328cm" svg:y2="8.301cm">
          <text:p/>
        </draw:line>
        <draw:line draw:style-name="gr12" draw:text-style-name="P30" draw:layer="layout" svg:x1="20.161cm" svg:y1="6.461cm" svg:x2="23.004cm" svg:y2="8.301cm">
          <text:p/>
        </draw:line>
        <draw:line draw:style-name="gr12" draw:text-style-name="P30" draw:layer="layout" svg:x1="16.315cm" svg:y1="6.461cm" svg:x2="13.221cm" svg:y2="8.301cm">
          <text:p/>
        </draw:line>
        <draw:line draw:style-name="gr12" draw:text-style-name="P30" draw:layer="layout" svg:x1="16.314cm" svg:y1="6.461cm" svg:x2="17.986cm" svg:y2="8.301cm">
          <text:p/>
        </draw:line>
        <draw:line draw:style-name="gr12" draw:text-style-name="P30" draw:layer="layout" svg:x1="16.315cm" svg:y1="6.461cm" svg:x2="15.73cm" svg:y2="8.301cm">
          <text:p/>
        </draw:line>
        <draw:frame draw:style-name="gr16" draw:text-style-name="P31" draw:layer="layout" svg:width="2.598cm" svg:height="0.839cm" svg:x="19.568cm" svg:y="8.469cm">
          <draw:text-box>
            <text:p text:style-name="P28"><text:span text:style-name="T34">Humains</text:span></text:p>
          </draw:text-box>
        </draw:frame>
        <draw:frame draw:style-name="gr17" draw:text-style-name="P31" draw:layer="layout" svg:width="2.568cm" svg:height="0.839cm" svg:x="22.026cm" svg:y="8.469cm">
          <draw:text-box>
            <text:p text:style-name="P28"><text:span text:style-name="T34">Animaux</text:span></text:p>
          </draw:text-box>
        </draw:frame>
        <draw:frame draw:style-name="gr13" draw:text-style-name="P31" draw:layer="layout" svg:width="1.861cm" svg:height="0.839cm" svg:x="12.467cm" svg:y="8.469cm">
          <draw:text-box>
            <text:p text:style-name="P28"><text:span text:style-name="T34">Outils</text:span></text:p>
          </draw:text-box>
        </draw:frame>
        <draw:frame draw:style-name="gr14" draw:text-style-name="P31" draw:layer="layout" svg:width="2.513cm" svg:height="0.839cm" svg:x="14.644cm" svg:y="8.471cm">
          <draw:text-box>
            <text:p text:style-name="P28"><text:span text:style-name="T34">Meubles</text:span></text:p>
          </draw:text-box>
        </draw:frame>
        <draw:frame draw:style-name="gr15" draw:text-style-name="P31" draw:layer="layout" svg:width="3.52cm" svg:height="0.839cm" svg:x="16.733cm" svg:y="8.471cm">
          <draw:text-box>
            <text:p text:style-name="P28"><text:span text:style-name="T34">Œuvres d’art</text:span></text:p>
          </draw:text-box>
        </draw:frame>
        <draw:line draw:style-name="gr12" draw:text-style-name="P30" draw:layer="layout" svg:x1="15.646cm" svg:y1="9.472cm" svg:x2="14.643cm" svg:y2="11.312cm">
          <text:p/>
        </draw:line>
        <draw:line draw:style-name="gr12" draw:text-style-name="P30" draw:layer="layout" svg:x1="15.647cm" svg:y1="9.472cm" svg:x2="16.818cm" svg:y2="11.312cm">
          <text:p/>
        </draw:line>
        <draw:line draw:style-name="gr12" draw:text-style-name="P30" draw:layer="layout" svg:x1="15.647cm" svg:y1="9.472cm" svg:x2="19.076cm" svg:y2="11.312cm">
          <text:p/>
        </draw:line>
        <draw:line draw:style-name="gr12" draw:text-style-name="P30" draw:layer="layout" svg:x1="15.647cm" svg:y1="9.472cm" svg:x2="21.082cm" svg:y2="11.312cm">
          <text:p/>
        </draw:line>
        <draw:custom-shape draw:style-name="gr21" draw:text-style-name="P32" draw:layer="layout" svg:width="2.258cm" svg:height="1.088cm" svg:x="13.557cm" svg:y="11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3" draw:layer="layout" svg:width="1.848cm" svg:height="0.839cm" svg:x="13.889cm" svg:y="11.45cm">
          <draw:text-box>
            <text:p text:style-name="P28"><text:span text:style-name="T35">Table</text:span></text:p>
          </draw:text-box>
        </draw:frame>
        <draw:frame draw:style-name="gr18" draw:text-style-name="P31" draw:layer="layout" svg:width="2.157cm" svg:height="0.839cm" svg:x="16.065cm" svg:y="11.479cm">
          <draw:text-box>
            <text:p text:style-name="P28"><text:span text:style-name="T34">Chaise</text:span></text:p>
          </draw:text-box>
        </draw:frame>
        <draw:frame draw:style-name="gr19" draw:text-style-name="P31" draw:layer="layout" svg:width="2.36cm" svg:height="0.839cm" svg:x="18.156cm" svg:y="11.45cm">
          <draw:text-box>
            <text:p text:style-name="P28"><text:span text:style-name="T34">Armoire</text:span></text:p>
          </draw:text-box>
        </draw:frame>
        <draw:frame draw:style-name="gr20" draw:text-style-name="P31" draw:layer="layout" svg:width="1.12cm" svg:height="0.839cm" svg:x="20.663cm" svg:y="11.45cm">
          <draw:text-box>
            <text:p text:style-name="P28"><text:span text:style-name="T34">Lit</text:span></text:p>
          </draw:text-box>
        </draw:frame>
        <draw:frame draw:style-name="gr23" draw:text-style-name="P34" draw:layer="layout" svg:width="2.428cm" svg:height="0.645cm" svg:x="13.44cm" svg:y="11.981cm">
          <draw:text-box>
            <text:p text:style-name="P28"><text:span text:style-name="T36">Mot à définir</text:span></text:p>
          </draw:text-box>
        </draw:frame>
        <draw:path draw:style-name="gr24" draw:text-style-name="P30" draw:layer="layout" svg:width="1.58cm" svg:height="1.713cm" draw:transform="skewX (0.117809724509617) rotate (2.24519154976551) translate (14.2415156581528cm 11.1921846485584cm)" svg:viewBox="0 0 1581 1714" svg:d="M0 0c361 0 850 219 1125 571 276 351 509 879 445 1143">
          <text:p/>
        </draw:path>
        <draw:frame draw:style-name="gr25" draw:text-style-name="P36" draw:layer="layout" svg:width="2.962cm" svg:height="1.979cm" svg:x="10.638cm" svg:y="9.6cm">
          <draw:text-box>
            <text:p text:style-name="P35"><text:span text:style-name="T37">Genre</text:span></text:p>
            <text:p text:style-name="P35"><text:span text:style-name="T37"><text:s/></text:span><text:span text:style-name="T37">= Catégorie</text:span></text:p>
            <text:p text:style-name="P35"><text:span text:style-name="T37">Immédiatement</text:span></text:p>
            <text:p text:style-name="P35"><text:span text:style-name="T37">supérieu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38">1. Organiser nos représentations</text:span></text:p>
          <text:p text:style-name="P22"><text:span text:style-name="T38">2. La notion de genre</text:span></text:p>
          <text:p text:style-name="P22"><text:span text:style-name="T24">3. La notion de différenc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9" draw:text-style-name="P29" draw:layer="layout" svg:width="2.305cm" svg:height="0.839cm" svg:x="17.29cm" svg:y="3.2cm">
          <draw:text-box>
            <text:p text:style-name="P28"><text:span text:style-name="T33">Choses</text:span></text:p>
          </draw:text-box>
        </draw:frame>
        <draw:frame draw:style-name="gr10" draw:text-style-name="P29" draw:layer="layout" svg:width="4.528cm" svg:height="0.839cm" svg:x="14.538cm" svg:y="5.847cm">
          <draw:text-box>
            <text:p text:style-name="P28"><text:span text:style-name="T33">Objets <text:s/>fabriqués</text:span></text:p>
          </draw:text-box>
        </draw:frame>
        <draw:frame draw:style-name="gr11" draw:text-style-name="P29" draw:layer="layout" svg:width="3.55cm" svg:height="0.839cm" svg:x="18.776cm" svg:y="5.848cm">
          <draw:text-box>
            <text:p text:style-name="P28"><text:span text:style-name="T33">Êtres vivants</text:span></text:p>
          </draw:text-box>
        </draw:frame>
        <draw:line draw:style-name="gr12" draw:text-style-name="P30" draw:layer="layout" svg:x1="18.239cm" svg:y1="3.869cm" svg:x2="16.399cm" svg:y2="5.709cm">
          <text:p/>
        </draw:line>
        <draw:line draw:style-name="gr12" draw:text-style-name="P30" draw:layer="layout" svg:x1="18.237cm" svg:y1="3.869cm" svg:x2="20.077cm" svg:y2="5.709cm">
          <text:p/>
        </draw:line>
        <draw:line draw:style-name="gr12" draw:text-style-name="P30" draw:layer="layout" svg:x1="20.161cm" svg:y1="6.461cm" svg:x2="20.328cm" svg:y2="8.301cm">
          <text:p/>
        </draw:line>
        <draw:line draw:style-name="gr12" draw:text-style-name="P30" draw:layer="layout" svg:x1="20.161cm" svg:y1="6.461cm" svg:x2="23.004cm" svg:y2="8.301cm">
          <text:p/>
        </draw:line>
        <draw:line draw:style-name="gr12" draw:text-style-name="P30" draw:layer="layout" svg:x1="16.315cm" svg:y1="6.461cm" svg:x2="13.221cm" svg:y2="8.301cm">
          <text:p/>
        </draw:line>
        <draw:line draw:style-name="gr12" draw:text-style-name="P30" draw:layer="layout" svg:x1="16.314cm" svg:y1="6.461cm" svg:x2="17.986cm" svg:y2="8.301cm">
          <text:p/>
        </draw:line>
        <draw:line draw:style-name="gr12" draw:text-style-name="P30" draw:layer="layout" svg:x1="16.315cm" svg:y1="6.461cm" svg:x2="15.73cm" svg:y2="8.301cm">
          <text:p/>
        </draw:line>
        <draw:frame draw:style-name="gr16" draw:text-style-name="P31" draw:layer="layout" svg:width="2.598cm" svg:height="0.839cm" svg:x="19.568cm" svg:y="8.469cm">
          <draw:text-box>
            <text:p text:style-name="P28"><text:span text:style-name="T34">Humains</text:span></text:p>
          </draw:text-box>
        </draw:frame>
        <draw:frame draw:style-name="gr17" draw:text-style-name="P31" draw:layer="layout" svg:width="2.568cm" svg:height="0.839cm" svg:x="22.026cm" svg:y="8.469cm">
          <draw:text-box>
            <text:p text:style-name="P28"><text:span text:style-name="T34">Animaux</text:span></text:p>
          </draw:text-box>
        </draw:frame>
        <draw:frame draw:style-name="gr13" draw:text-style-name="P31" draw:layer="layout" svg:width="1.861cm" svg:height="0.839cm" svg:x="12.467cm" svg:y="8.469cm">
          <draw:text-box>
            <text:p text:style-name="P28"><text:span text:style-name="T34">Outils</text:span></text:p>
          </draw:text-box>
        </draw:frame>
        <draw:frame draw:style-name="gr14" draw:text-style-name="P31" draw:layer="layout" svg:width="2.513cm" svg:height="0.839cm" svg:x="14.644cm" svg:y="8.471cm">
          <draw:text-box>
            <text:p text:style-name="P28"><text:span text:style-name="T34">Meubles</text:span></text:p>
          </draw:text-box>
        </draw:frame>
        <draw:frame draw:style-name="gr15" draw:text-style-name="P31" draw:layer="layout" svg:width="3.52cm" svg:height="0.839cm" svg:x="16.733cm" svg:y="8.471cm">
          <draw:text-box>
            <text:p text:style-name="P28"><text:span text:style-name="T34">Œuvres d’art</text:span></text:p>
          </draw:text-box>
        </draw:frame>
        <draw:line draw:style-name="gr12" draw:text-style-name="P30" draw:layer="layout" svg:x1="15.646cm" svg:y1="9.472cm" svg:x2="14.643cm" svg:y2="11.312cm">
          <text:p/>
        </draw:line>
        <draw:line draw:style-name="gr12" draw:text-style-name="P30" draw:layer="layout" svg:x1="15.647cm" svg:y1="9.472cm" svg:x2="16.818cm" svg:y2="11.312cm">
          <text:p/>
        </draw:line>
        <draw:line draw:style-name="gr12" draw:text-style-name="P30" draw:layer="layout" svg:x1="15.647cm" svg:y1="9.472cm" svg:x2="19.076cm" svg:y2="11.312cm">
          <text:p/>
        </draw:line>
        <draw:line draw:style-name="gr12" draw:text-style-name="P30" draw:layer="layout" svg:x1="15.647cm" svg:y1="9.472cm" svg:x2="21.082cm" svg:y2="11.312cm">
          <text:p/>
        </draw:line>
        <draw:custom-shape draw:style-name="gr21" draw:text-style-name="P32" draw:layer="layout" svg:width="2.258cm" svg:height="1.088cm" svg:x="13.557cm" svg:y="11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3" draw:layer="layout" svg:width="1.848cm" svg:height="0.839cm" svg:x="13.889cm" svg:y="11.45cm">
          <draw:text-box>
            <text:p text:style-name="P28"><text:span text:style-name="T35">Table</text:span></text:p>
          </draw:text-box>
        </draw:frame>
        <draw:frame draw:style-name="gr18" draw:text-style-name="P31" draw:layer="layout" svg:width="2.157cm" svg:height="0.839cm" svg:x="16.065cm" svg:y="11.479cm">
          <draw:text-box>
            <text:p text:style-name="P28"><text:span text:style-name="T34">Chaise</text:span></text:p>
          </draw:text-box>
        </draw:frame>
        <draw:frame draw:style-name="gr19" draw:text-style-name="P31" draw:layer="layout" svg:width="2.36cm" svg:height="0.839cm" svg:x="18.156cm" svg:y="11.45cm">
          <draw:text-box>
            <text:p text:style-name="P28"><text:span text:style-name="T34">Armoire</text:span></text:p>
          </draw:text-box>
        </draw:frame>
        <draw:frame draw:style-name="gr20" draw:text-style-name="P31" draw:layer="layout" svg:width="1.12cm" svg:height="0.839cm" svg:x="20.663cm" svg:y="11.45cm">
          <draw:text-box>
            <text:p text:style-name="P28"><text:span text:style-name="T34">Lit</text:span></text:p>
          </draw:text-box>
        </draw:frame>
        <draw:frame draw:style-name="gr23" draw:text-style-name="P34" draw:layer="layout" svg:width="2.428cm" svg:height="0.645cm" svg:x="13.44cm" svg:y="11.981cm">
          <draw:text-box>
            <text:p text:style-name="P28"><text:span text:style-name="T36">Mot à définir</text:span></text:p>
          </draw:text-box>
        </draw:frame>
        <draw:path draw:style-name="gr26" draw:text-style-name="P30" draw:layer="layout" svg:width="2.062cm" svg:height="1.692cm" draw:transform="skewX (0.00244346095279204) rotate (-0.587652359146492) translate (15.5851136550601cm 11.32704365078cm)" svg:viewBox="0 0 2063 1693" svg:d="M0 1693c302 0 998-162 1483-487 486-325 649-835 555-974-93-139-255-232-255-232">
          <text:p/>
        </draw:path>
        <draw:path draw:style-name="gr26" draw:text-style-name="P30" draw:layer="layout" svg:width="4.047cm" svg:height="0.679cm" draw:transform="skewX (-0.00122173047639602) rotate (0.113446401379631) translate (15.454446993714cm 12.8494490648362cm)" svg:viewBox="0 0 4048 680" svg:d="M0 220c1706 530 1975 392 2473 449 498 58 1025-135 1201-199s518-110 307-470">
          <text:p/>
        </draw:path>
        <draw:frame draw:style-name="gr27" draw:text-style-name="P37" draw:layer="layout" svg:width="2.081cm" svg:height="0.683cm" svg:x="16.985cm" svg:y="13.235cm">
          <draw:text-box>
            <text:p text:style-name="P28"><text:span text:style-name="T39">différence</text:span></text:p>
          </draw:text-box>
        </draw:frame>
        <draw:path draw:style-name="gr26" draw:text-style-name="P30" draw:layer="layout" svg:width="2.951cm" svg:height="0.901cm" draw:transform="skewX (0.016929693744345) rotate (0.0427605666738611) translate (18.1328486906356cm 12.3569032170807cm)" svg:viewBox="0 0 2952 902" svg:d="M0 878c1794-1 1254 53 1853 1 600-51 844-272 970-498 125-227 125-227 129-381">
          <text:p/>
        </draw:path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38">1. Organiser nos représentations</text:span></text:p>
          <text:p text:style-name="P22"><text:span text:style-name="T38">2. La notion de genre</text:span></text:p>
          <text:p text:style-name="P22"><text:span text:style-name="T28">3. La notion de différence</text:span></text:p>
          <text:p text:style-name="P22"><text:span text:style-name="T24">4. La définition complèt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9" draw:text-style-name="P29" draw:layer="layout" svg:width="2.305cm" svg:height="0.839cm" svg:x="17.29cm" svg:y="3.2cm">
          <draw:text-box>
            <text:p text:style-name="P28"><text:span text:style-name="T33">Choses</text:span></text:p>
          </draw:text-box>
        </draw:frame>
        <draw:frame draw:style-name="gr10" draw:text-style-name="P29" draw:layer="layout" svg:width="4.528cm" svg:height="0.839cm" svg:x="14.538cm" svg:y="5.847cm">
          <draw:text-box>
            <text:p text:style-name="P28"><text:span text:style-name="T33">Objets <text:s/>fabriqués</text:span></text:p>
          </draw:text-box>
        </draw:frame>
        <draw:frame draw:style-name="gr11" draw:text-style-name="P29" draw:layer="layout" svg:width="3.55cm" svg:height="0.839cm" svg:x="18.776cm" svg:y="5.848cm">
          <draw:text-box>
            <text:p text:style-name="P28"><text:span text:style-name="T33">Êtres vivants</text:span></text:p>
          </draw:text-box>
        </draw:frame>
        <draw:line draw:style-name="gr12" draw:text-style-name="P30" draw:layer="layout" svg:x1="18.239cm" svg:y1="3.869cm" svg:x2="16.399cm" svg:y2="5.709cm">
          <text:p/>
        </draw:line>
        <draw:line draw:style-name="gr12" draw:text-style-name="P30" draw:layer="layout" svg:x1="18.237cm" svg:y1="3.869cm" svg:x2="20.077cm" svg:y2="5.709cm">
          <text:p/>
        </draw:line>
        <draw:line draw:style-name="gr12" draw:text-style-name="P30" draw:layer="layout" svg:x1="20.161cm" svg:y1="6.461cm" svg:x2="20.328cm" svg:y2="8.301cm">
          <text:p/>
        </draw:line>
        <draw:line draw:style-name="gr12" draw:text-style-name="P30" draw:layer="layout" svg:x1="20.161cm" svg:y1="6.461cm" svg:x2="23.004cm" svg:y2="8.301cm">
          <text:p/>
        </draw:line>
        <draw:line draw:style-name="gr12" draw:text-style-name="P30" draw:layer="layout" svg:x1="16.315cm" svg:y1="6.461cm" svg:x2="13.221cm" svg:y2="8.301cm">
          <text:p/>
        </draw:line>
        <draw:line draw:style-name="gr12" draw:text-style-name="P30" draw:layer="layout" svg:x1="16.314cm" svg:y1="6.461cm" svg:x2="17.986cm" svg:y2="8.301cm">
          <text:p/>
        </draw:line>
        <draw:line draw:style-name="gr12" draw:text-style-name="P30" draw:layer="layout" svg:x1="16.315cm" svg:y1="6.461cm" svg:x2="15.73cm" svg:y2="8.301cm">
          <text:p/>
        </draw:line>
        <draw:frame draw:style-name="gr16" draw:text-style-name="P31" draw:layer="layout" svg:width="2.598cm" svg:height="0.839cm" svg:x="19.568cm" svg:y="8.469cm">
          <draw:text-box>
            <text:p text:style-name="P28"><text:span text:style-name="T34">Humains</text:span></text:p>
          </draw:text-box>
        </draw:frame>
        <draw:frame draw:style-name="gr17" draw:text-style-name="P31" draw:layer="layout" svg:width="2.568cm" svg:height="0.839cm" svg:x="22.026cm" svg:y="8.469cm">
          <draw:text-box>
            <text:p text:style-name="P28"><text:span text:style-name="T34">Animaux</text:span></text:p>
          </draw:text-box>
        </draw:frame>
        <draw:frame draw:style-name="gr13" draw:text-style-name="P31" draw:layer="layout" svg:width="1.861cm" svg:height="0.839cm" svg:x="12.467cm" svg:y="8.469cm">
          <draw:text-box>
            <text:p text:style-name="P28"><text:span text:style-name="T34">Outils</text:span></text:p>
          </draw:text-box>
        </draw:frame>
        <draw:frame draw:style-name="gr14" draw:text-style-name="P31" draw:layer="layout" svg:width="2.513cm" svg:height="0.839cm" svg:x="14.644cm" svg:y="8.471cm">
          <draw:text-box>
            <text:p text:style-name="P28"><text:span text:style-name="T34">Meubles</text:span></text:p>
          </draw:text-box>
        </draw:frame>
        <draw:frame draw:style-name="gr15" draw:text-style-name="P31" draw:layer="layout" svg:width="3.52cm" svg:height="0.839cm" svg:x="16.733cm" svg:y="8.471cm">
          <draw:text-box>
            <text:p text:style-name="P28"><text:span text:style-name="T34">Œuvres d’art</text:span></text:p>
          </draw:text-box>
        </draw:frame>
        <draw:line draw:style-name="gr12" draw:text-style-name="P30" draw:layer="layout" svg:x1="15.646cm" svg:y1="9.472cm" svg:x2="14.643cm" svg:y2="11.312cm">
          <text:p/>
        </draw:line>
        <draw:line draw:style-name="gr12" draw:text-style-name="P30" draw:layer="layout" svg:x1="15.647cm" svg:y1="9.472cm" svg:x2="16.818cm" svg:y2="11.312cm">
          <text:p/>
        </draw:line>
        <draw:line draw:style-name="gr12" draw:text-style-name="P30" draw:layer="layout" svg:x1="15.647cm" svg:y1="9.472cm" svg:x2="19.076cm" svg:y2="11.312cm">
          <text:p/>
        </draw:line>
        <draw:line draw:style-name="gr12" draw:text-style-name="P30" draw:layer="layout" svg:x1="15.647cm" svg:y1="9.472cm" svg:x2="21.082cm" svg:y2="11.312cm">
          <text:p/>
        </draw:line>
        <draw:custom-shape draw:style-name="gr21" draw:text-style-name="P32" draw:layer="layout" svg:width="2.258cm" svg:height="1.088cm" svg:x="13.557cm" svg:y="11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3" draw:layer="layout" svg:width="1.848cm" svg:height="0.839cm" svg:x="13.889cm" svg:y="11.45cm">
          <draw:text-box>
            <text:p text:style-name="P28"><text:span text:style-name="T35">Table</text:span></text:p>
          </draw:text-box>
        </draw:frame>
        <draw:frame draw:style-name="gr18" draw:text-style-name="P31" draw:layer="layout" svg:width="2.157cm" svg:height="0.839cm" svg:x="16.065cm" svg:y="11.479cm">
          <draw:text-box>
            <text:p text:style-name="P28"><text:span text:style-name="T34">Chaise</text:span></text:p>
          </draw:text-box>
        </draw:frame>
        <draw:frame draw:style-name="gr19" draw:text-style-name="P31" draw:layer="layout" svg:width="2.36cm" svg:height="0.839cm" svg:x="18.156cm" svg:y="11.45cm">
          <draw:text-box>
            <text:p text:style-name="P28"><text:span text:style-name="T34">Armoire</text:span></text:p>
          </draw:text-box>
        </draw:frame>
        <draw:frame draw:style-name="gr20" draw:text-style-name="P31" draw:layer="layout" svg:width="1.12cm" svg:height="0.839cm" svg:x="20.663cm" svg:y="11.45cm">
          <draw:text-box>
            <text:p text:style-name="P28"><text:span text:style-name="T34">Lit</text:span></text:p>
          </draw:text-box>
        </draw:frame>
        <draw:frame draw:style-name="gr23" draw:text-style-name="P34" draw:layer="layout" svg:width="2.428cm" svg:height="0.645cm" svg:x="13.44cm" svg:y="11.981cm">
          <draw:text-box>
            <text:p text:style-name="P28"><text:span text:style-name="T36">Mot à définir</text:span></text:p>
          </draw:text-box>
        </draw:frame>
        <draw:path draw:style-name="gr26" draw:text-style-name="P30" draw:layer="layout" svg:width="2.062cm" svg:height="1.692cm" draw:transform="skewX (0.00244346095279204) rotate (-0.587652359146492) translate (15.5851136550601cm 11.32704365078cm)" svg:viewBox="0 0 2063 1693" svg:d="M0 1693c302 0 998-162 1483-487 486-325 649-835 555-974-93-139-255-232-255-232">
          <text:p/>
        </draw:path>
        <draw:path draw:style-name="gr26" draw:text-style-name="P30" draw:layer="layout" svg:width="4.047cm" svg:height="0.679cm" draw:transform="skewX (-0.00122173047639602) rotate (0.113446401379631) translate (15.454446993714cm 12.8494490648362cm)" svg:viewBox="0 0 4048 680" svg:d="M0 220c1706 530 1975 392 2473 449 498 58 1025-135 1201-199s518-110 307-470">
          <text:p/>
        </draw:path>
        <draw:frame draw:style-name="gr27" draw:text-style-name="P37" draw:layer="layout" svg:width="2.081cm" svg:height="0.683cm" svg:x="16.985cm" svg:y="13.235cm">
          <draw:text-box>
            <text:p text:style-name="P28"><text:span text:style-name="T39">différence</text:span></text:p>
          </draw:text-box>
        </draw:frame>
        <draw:path draw:style-name="gr26" draw:text-style-name="P30" draw:layer="layout" svg:width="2.951cm" svg:height="0.901cm" draw:transform="skewX (0.016929693744345) rotate (0.0427605666738611) translate (18.1328486906356cm 12.3569032170807cm)" svg:viewBox="0 0 2952 902" svg:d="M0 878c1794-1 1254 53 1853 1 600-51 844-272 970-498 125-227 125-227 129-381">
          <text:p/>
        </draw:path>
        <draw:path draw:style-name="gr24" draw:text-style-name="P30" draw:layer="layout" svg:width="1.58cm" svg:height="1.713cm" draw:transform="skewX (0.117809724509617) rotate (2.24519154976551) translate (14.2425156581528cm 11.1921846485584cm)" svg:viewBox="0 0 1581 1714" svg:d="M0 0c361 0 850 219 1125 571 276 351 509 879 445 1143">
          <text:p/>
        </draw:path>
        <draw:frame draw:style-name="gr28" draw:text-style-name="P36" draw:layer="layout" svg:width="2.915cm" svg:height="1.433cm" svg:x="12cm" svg:y="10.046cm">
          <draw:text-box>
            <text:p text:style-name="P35"><text:span text:style-name="T37">Gen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38">1. Organiser nos représentations</text:span></text:p>
          <text:p text:style-name="P22"><text:span text:style-name="T38">2. La notion de genre</text:span></text:p>
          <text:p text:style-name="P22"><text:span text:style-name="T28">3. La notion de différence</text:span></text:p>
          <text:p text:style-name="P22"><text:span text:style-name="T24">4. La définition complète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1"><text:span text:style-name="T11">Définir par genre et par différence = d’abord exposer le </text:span><text:span text:style-name="T40">mot</text:span><text:span text:style-name="T11"> à définir, puis préciser son </text:span><text:span text:style-name="T41">genre</text:span><text:span text:style-name="T11">, et enfin compléter avec sa </text:span><text:span text:style-name="T42">différence</text:span><text:span text:style-name="T11">.</text:span></text:p>
          <text:p text:style-name="P23"><text:span text:style-name="T11"/></text:p>
          <text:p text:style-name="P15"><text:span text:style-name="T13">Exemple :</text:span><text:span text:style-name="T11"> </text:span></text:p>
          <text:p text:style-name="P23"><text:span text:style-name="T11">« </text:span><text:span text:style-name="T43">Une table </text:span><text:span text:style-name="T11">est un </text:span><text:span text:style-name="T44">meuble</text:span><text:span text:style-name="T11"> </text:span><text:span text:style-name="T45">constitué par une surface surélevée permettant de disposer des objets</text:span><text:span text:style-name="T11">. »</text:span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text:p text:style-name="P15"><text:span text:style-name="T11"/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14" draw:text-style-name="P31" draw:layer="layout" svg:width="2.513cm" svg:height="0.839cm" svg:x="14.644cm" svg:y="8.471cm">
          <draw:text-box>
            <text:p text:style-name="P28"><text:span text:style-name="T34">Meubles</text:span></text:p>
          </draw:text-box>
        </draw:frame>
        <draw:line draw:style-name="gr12" draw:text-style-name="P30" draw:layer="layout" svg:x1="15.646cm" svg:y1="9.472cm" svg:x2="14.643cm" svg:y2="11.312cm">
          <text:p/>
        </draw:line>
        <draw:line draw:style-name="gr12" draw:text-style-name="P30" draw:layer="layout" svg:x1="15.647cm" svg:y1="9.472cm" svg:x2="16.818cm" svg:y2="11.312cm">
          <text:p/>
        </draw:line>
        <draw:line draw:style-name="gr12" draw:text-style-name="P30" draw:layer="layout" svg:x1="15.647cm" svg:y1="9.472cm" svg:x2="19.076cm" svg:y2="11.312cm">
          <text:p/>
        </draw:line>
        <draw:line draw:style-name="gr12" draw:text-style-name="P30" draw:layer="layout" svg:x1="15.647cm" svg:y1="9.472cm" svg:x2="21.082cm" svg:y2="11.312cm">
          <text:p/>
        </draw:line>
        <draw:custom-shape draw:style-name="gr21" draw:text-style-name="P32" draw:layer="layout" svg:width="2.258cm" svg:height="1.088cm" svg:x="13.557cm" svg:y="11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3" draw:layer="layout" svg:width="1.848cm" svg:height="0.839cm" svg:x="13.889cm" svg:y="11.45cm">
          <draw:text-box>
            <text:p text:style-name="P28"><text:span text:style-name="T35">Table</text:span></text:p>
          </draw:text-box>
        </draw:frame>
        <draw:frame draw:style-name="gr18" draw:text-style-name="P31" draw:layer="layout" svg:width="2.157cm" svg:height="0.839cm" svg:x="16.065cm" svg:y="11.479cm">
          <draw:text-box>
            <text:p text:style-name="P28"><text:span text:style-name="T34">Chaise</text:span></text:p>
          </draw:text-box>
        </draw:frame>
        <draw:frame draw:style-name="gr19" draw:text-style-name="P31" draw:layer="layout" svg:width="2.36cm" svg:height="0.839cm" svg:x="18.156cm" svg:y="11.45cm">
          <draw:text-box>
            <text:p text:style-name="P28"><text:span text:style-name="T34">Armoire</text:span></text:p>
          </draw:text-box>
        </draw:frame>
        <draw:frame draw:style-name="gr20" draw:text-style-name="P31" draw:layer="layout" svg:width="1.12cm" svg:height="0.839cm" svg:x="20.663cm" svg:y="11.45cm">
          <draw:text-box>
            <text:p text:style-name="P28"><text:span text:style-name="T34">Lit</text:span></text:p>
          </draw:text-box>
        </draw:frame>
        <draw:frame draw:style-name="gr23" draw:text-style-name="P34" draw:layer="layout" svg:width="2.428cm" svg:height="0.645cm" svg:x="13.44cm" svg:y="11.981cm">
          <draw:text-box>
            <text:p text:style-name="P28"><text:span text:style-name="T36">Mot à définir</text:span></text:p>
          </draw:text-box>
        </draw:frame>
        <draw:path draw:style-name="gr26" draw:text-style-name="P30" draw:layer="layout" svg:width="2.062cm" svg:height="1.692cm" draw:transform="skewX (0.00244346095279204) rotate (-0.587652359146492) translate (15.5851136550601cm 11.32704365078cm)" svg:viewBox="0 0 2063 1693" svg:d="M0 1693c302 0 998-162 1483-487 486-325 649-835 555-974-93-139-255-232-255-232">
          <text:p/>
        </draw:path>
        <draw:path draw:style-name="gr26" draw:text-style-name="P30" draw:layer="layout" svg:width="4.047cm" svg:height="0.679cm" draw:transform="skewX (-0.00122173047639602) rotate (0.113446401379631) translate (15.454446993714cm 12.8494490648362cm)" svg:viewBox="0 0 4048 680" svg:d="M0 220c1706 530 1975 392 2473 449 498 58 1025-135 1201-199s518-110 307-470">
          <text:p/>
        </draw:path>
        <draw:frame draw:style-name="gr27" draw:text-style-name="P37" draw:layer="layout" svg:width="2.081cm" svg:height="0.683cm" svg:x="16.985cm" svg:y="13.235cm">
          <draw:text-box>
            <text:p text:style-name="P28"><text:span text:style-name="T39">différence</text:span></text:p>
          </draw:text-box>
        </draw:frame>
        <draw:path draw:style-name="gr26" draw:text-style-name="P30" draw:layer="layout" svg:width="2.951cm" svg:height="0.901cm" draw:transform="skewX (0.016929693744345) rotate (0.0427605666738611) translate (18.1328486906356cm 12.3569032170807cm)" svg:viewBox="0 0 2952 902" svg:d="M0 878c1794-1 1254 53 1853 1 600-51 844-272 970-498 125-227 125-227 129-381">
          <text:p/>
        </draw:path>
        <draw:path draw:style-name="gr24" draw:text-style-name="P30" draw:layer="layout" svg:width="1.58cm" svg:height="1.713cm" draw:transform="skewX (0.117809724509617) rotate (2.24519154976551) translate (14.2425156581528cm 11.1921846485584cm)" svg:viewBox="0 0 1581 1714" svg:d="M0 0c361 0 850 219 1125 571 276 351 509 879 445 1143">
          <text:p/>
        </draw:path>
        <draw:frame draw:style-name="gr28" draw:text-style-name="P36" draw:layer="layout" svg:width="2.915cm" svg:height="1.433cm" svg:x="12cm" svg:y="10.046cm">
          <draw:text-box>
            <text:p text:style-name="P35"><text:span text:style-name="T37">Gen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8.6cm" svg:height="2.6cm" svg:x="8.6cm" svg:y="0cm">
          <draw:text-box>
            <text:p text:style-name="P1"><text:span text:style-name="T1">METHODOLOGIE</text:span><text:span text:style-name="T2"> </text:span><text:span text:style-name="T2"><text:line-break/></text:span><text:span text:style-name="T2"> </text:span><text:span text:style-name="T3">Définir un concept</text:span></text:p>
          </draw:text-box>
        </draw:frame>
        <draw:frame draw:style-name="gr2" draw:text-style-name="P4" draw:layer="layout" svg:width="2.683cm" svg:height="1.673cm" svg:x="24.791cm" svg:y="14.688cm">
          <draw:text-box>
            <text:p text:style-name="P3"><text:span text:style-name="T4"><text:page-number>&lt;numéro&gt;</text:page-number></text:span><text:span text:style-name="T4">/</text:span><text:span text:style-name="T4"><text:page-count>26</text:page-count></text:span></text:p>
          </draw:text-box>
        </draw:frame>
        <draw:custom-shape draw:style-name="gr3" draw:text-style-name="P7" draw:layer="layout" svg:width="7.2cm" svg:height="14cm" svg:x="0.6cm" svg:y="0.4cm">
          <text:p text:style-name="P5"><text:span text:style-name="T7">I. Vocabulaire</text:span></text:p>
          <text:p text:style-name="P6"><text:span text:style-name="T6">1. La notion de concept</text:span></text:p>
          <text:p text:style-name="P6"><text:span text:style-name="T6">2. Existence/essence</text:span></text:p>
          <text:p text:style-name="P6"><text:span text:style-name="T6">3. Essence/accident</text:span></text:p>
          <text:p text:style-name="P5"><text:span text:style-name="T6"/></text:p>
          <text:p text:style-name="P5"><text:span text:style-name="T7">II. Les critères d’une bonne définition philosophique</text:span></text:p>
          <text:p text:style-name="P22"><text:span text:style-name="T6">1. Le mot à définir ne doit pas intervenir dans la définition</text:span></text:p>
          <text:p text:style-name="P22"><text:span text:style-name="T6">2. Seuls les caractères essentiels doivent intervenir dans la définition</text:span></text:p>
          <text:p text:style-name="P22"><text:span text:style-name="T6">3. </text:span><text:span text:style-name="T27">Tous</text:span><text:span text:style-name="T28"> les caractères essentiels doivent intervenir</text:span></text:p>
          <text:p text:style-name="P22"><text:span text:style-name="T28">4. Exercice d’application</text:span></text:p>
          <text:p text:style-name="P5"><text:span text:style-name="T32"/></text:p>
          <text:p text:style-name="P5"><text:span text:style-name="T32">III. La définition par genre et par différence</text:span></text:p>
          <text:p text:style-name="P22"><text:span text:style-name="T28">1. Organiser nos représentations</text:span></text:p>
          <text:p text:style-name="P22"><text:span text:style-name="T28">2. La notion de genre</text:span></text:p>
          <text:p text:style-name="P22"><text:span text:style-name="T28">3. La notion de différence</text:span></text:p>
          <text:p text:style-name="P22"><text:span text:style-name="T28">4. La définition complète</text:span></text:p>
          <text:p text:style-name="P22"><text:span text:style-name="T24">5. Exercice d’application</text:span></text:p>
          <text:p text:style-name="P5"><text:span text:style-name="T32"/></text:p>
          <text:p text:style-name="P5"><text:span text:style-name="T32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8.6cm" svg:height="11.6cm" svg:x="8.6cm" svg:y="2.8cm">
          <text:p text:style-name="P15"><text:span text:style-name="T14">Définissez </text:span><text:span text:style-name="T25">par genre et par différence</text:span><text:span text:style-name="T14"> les notions suivantes :</text:span></text:p>
          <text:p text:style-name="P15"><text:span text:style-name="T14"><text:tab/></text:span><text:span text:style-name="T14">- un triangle</text:span></text:p>
          <text:p text:style-name="P15"><text:span text:style-name="T14"><text:tab/></text:span><text:span text:style-name="T14">- un stylo</text:span></text:p>
          <text:p text:style-name="P15"><text:span text:style-name="T14"><text:tab/></text:span><text:span text:style-name="T14">- la nostalgie</text:span></text:p>
          <text:p text:style-name="P15"><text:span text:style-name="T14"><text:tab/></text:span><text:span text:style-name="T14">- le désir</text:span></text:p>
          <text:p text:style-name="P15"><text:span text:style-name="T14"><text:tab/></text:span><text:span text:style-name="T14">- le temps*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502cm" svg:height="1.187cm" svg:x="11.2cm" svg:y="0cm">
          <draw:text-box>
            <text:p/>
          </draw:text-box>
        </draw:frame>
        <draw:frame draw:style-name="gr29" draw:text-style-name="P38" draw:layer="layout" svg:width="5.4cm" svg:height="1.039cm" svg:x="22.2cm" svg:y="13.755cm">
          <draw:text-box>
            <text:p><text:span text:style-name="T46">* non, celui-là est impossible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ormal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Arial5" svg:font-family="Arial" style:font-family-generic="swiss"/>
    <style:font-face style:name="Arial6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5822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Arial6" style:font-family-asian="Arial" style:font-pitch-asian="variable" style:font-size-asian="12pt" style:language-asian="hi" style:country-asian="IN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5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5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5" style:font-family-asian="Arial" style:font-family-generic-asian="swiss"/>
    </style:style>
    <style:style style:name="Titre_20_1" style:display-name="Titre 1" style:family="graphic">
      <style:paragraph-properties fo:margin-left="0cm" fo:margin-right="0cm" fo:margin-top="0.746cm" fo:margin-bottom="0.374cm" fo:line-height="100%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Arial6" style:font-family-asian="Arial" style:font-pitch-asian="variable" style:font-size-asian="18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line-height="100%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Arial6" style:font-family-asian="Arial" style:font-pitch-asian="variable" style:font-size-asian="14pt" style:font-weight-asian="bold" style:font-weight-complex="bold"/>
    </style:style>
    <style:style style:name="Pied_20_de_20_page" style:display-name="Pied de page" style:family="graphic">
      <style:paragraph-properties fo:margin-left="2.207cm" fo:margin-right="0cm" fo:line-height="100%" fo:text-align="start" fo:text-indent="0cm" style:text-autospace="none">
        <style:tab-stops>
          <style:tab-stop style:position="18.964cm" style:type="center"/>
          <style:tab-stop style:position="35.721cm" style:type="right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En-tête" style:family="graphic">
      <style:paragraph-properties fo:margin-left="2.207cm" fo:margin-right="0cm" fo:line-height="100%" fo:text-align="start" fo:text-indent="0cm" style:text-autospace="none">
        <style:tab-stops>
          <style:tab-stop style:position="18.964cm" style:type="center"/>
          <style:tab-stop style:position="35.721cm" style:type="right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Exemple" style:family="graphic">
      <style:paragraph-properties fo:margin-left="0cm" fo:margin-right="0cm" fo:line-height="100%" fo:text-align="justify" fo:text-indent="0cm" style:text-autospace="none"/>
      <style:text-properties fo:font-size="8.5pt" fo:font-weight="normal" style:font-size-asian="8.5pt" style:font-weight-asian="normal" style:font-size-complex="8.5pt" style:font-weight-complex="norm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28T11:56:15.354000000</meta:creation-date>
    <dc:date>2022-09-06T07:45:45.305000000</dc:date>
    <meta:editing-duration>PT57M28S</meta:editing-duration>
    <meta:editing-cycles>13</meta:editing-cycles>
    <meta:generator>LibreOffice/7.2.5.2$Windows_X86_64 LibreOffice_project/499f9727c189e6ef3471021d6132d4c694f357e5</meta:generator>
    <meta:document-statistic meta:object-count="390"/>
  </office:meta>
</office:document-meta>
</file>